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2283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5953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d-math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&gt;&gt; Method</text:p>
          </table:table-cell>
          <table:table-cell office:value-type="string" calcext:value-type="string">
            <text:p><text:s/>Nduas</text:p>
          </table:table-cell>
          <table:table-cell office:value-type="string" calcext:value-type="string">
            <text:p><text:s/>Uduas</text:p>
          </table:table-cell>
          <table:table-cell office:value-type="string" calcext:value-type="string">
            <text:p><text:s/>Rduas</text:p>
          </table:table-cell>
          <table:table-cell office:value-type="string" calcext:value-type="string">
            <text:p><text:s/>UduaPerc</text:p>
          </table:table-cell>
          <table:table-cell office:value-type="string" calcext:value-type="string">
            <text:p><text:s/>RduaPerc</text:p>
          </table:table-cell>
          <table:table-cell office:value-type="string" calcext:value-type="string">
            <text:p><text:s/>Time_s</text:p>
          </table:table-cell>
          <table:table-cell office:value-type="string" calcext:value-type="string">
            <text:p><text:s/>Time_ms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bobyqb</text:p>
          </table:table-cell>
          <table:table-cell office:value-type="float" office:value="2197" calcext:value-type="float">
            <text:p>2197</text:p>
          </table:table-cell>
          <table:table-cell office:value-type="float" office:value="877" calcext:value-type="float">
            <text:p>877</text:p>
          </table:table-cell>
          <table:table-cell office:value-type="float" office:value="1207" calcext:value-type="float">
            <text:p>1207</text:p>
          </table:table-cell>
          <table:table-cell office:value-type="float" office:value="39.9180700955849" calcext:value-type="float">
            <text:p>39.9180700955849</text:p>
          </table:table-cell>
          <table:table-cell office:value-type="float" office:value="54.9385525716887" calcext:value-type="float">
            <text:p>54.9385525716887</text:p>
          </table:table-cell>
          <table:table-cell office:value-type="float" office:value="30" calcext:value-type="float">
            <text:p>30</text:p>
          </table:table-cell>
          <table:table-cell office:value-type="float" office:value="30067" calcext:value-type="float">
            <text:p>30067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bobyqb</text:p>
          </table:table-cell>
          <table:table-cell office:value-type="float" office:value="2197" calcext:value-type="float">
            <text:p>2197</text:p>
          </table:table-cell>
          <table:table-cell office:value-type="float" office:value="877" calcext:value-type="float">
            <text:p>877</text:p>
          </table:table-cell>
          <table:table-cell office:value-type="float" office:value="1207" calcext:value-type="float">
            <text:p>1207</text:p>
          </table:table-cell>
          <table:table-cell office:value-type="float" office:value="39.9180700955849" calcext:value-type="float">
            <text:p>39.9180700955849</text:p>
          </table:table-cell>
          <table:table-cell office:value-type="float" office:value="54.9385525716887" calcext:value-type="float">
            <text:p>54.9385525716887</text:p>
          </table:table-cell>
          <table:table-cell office:value-type="float" office:value="23" calcext:value-type="float">
            <text:p>23</text:p>
          </table:table-cell>
          <table:table-cell office:value-type="float" office:value="23526" calcext:value-type="float">
            <text:p>23526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trsbox</text:p>
          </table:table-cell>
          <table:table-cell office:value-type="float" office:value="1194" calcext:value-type="float">
            <text:p>1194</text:p>
          </table:table-cell>
          <table:table-cell office:value-type="float" office:value="597" calcext:value-type="float">
            <text:p>597</text:p>
          </table:table-cell>
          <table:table-cell office:value-type="float" office:value="835" calcext:value-type="float">
            <text:p>835</text:p>
          </table:table-cell>
          <table:table-cell office:value-type="float" office:value="50" calcext:value-type="float">
            <text:p>50</text:p>
          </table:table-cell>
          <table:table-cell office:value-type="float" office:value="69.9329983249581" calcext:value-type="float">
            <text:p>69.9329983249581</text:p>
          </table:table-cell>
          <table:table-cell office:value-type="float" office:value="3" calcext:value-type="float">
            <text:p>3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trsbox</text:p>
          </table:table-cell>
          <table:table-cell office:value-type="float" office:value="1194" calcext:value-type="float">
            <text:p>1194</text:p>
          </table:table-cell>
          <table:table-cell office:value-type="float" office:value="597" calcext:value-type="float">
            <text:p>597</text:p>
          </table:table-cell>
          <table:table-cell office:value-type="float" office:value="835" calcext:value-type="float">
            <text:p>835</text:p>
          </table:table-cell>
          <table:table-cell office:value-type="float" office:value="50" calcext:value-type="float">
            <text:p>50</text:p>
          </table:table-cell>
          <table:table-cell office:value-type="float" office:value="69.9329983249581" calcext:value-type="float">
            <text:p>69.9329983249581</text:p>
          </table:table-cell>
          <table:table-cell office:value-type="float" office:value="3" calcext:value-type="float">
            <text:p>3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integrate</text:p>
          </table:table-cell>
          <table:table-cell office:value-type="float" office:value="951" calcext:value-type="float">
            <text:p>951</text:p>
          </table:table-cell>
          <table:table-cell office:value-type="float" office:value="368" calcext:value-type="float">
            <text:p>368</text:p>
          </table:table-cell>
          <table:table-cell office:value-type="float" office:value="576" calcext:value-type="float">
            <text:p>576</text:p>
          </table:table-cell>
          <table:table-cell office:value-type="float" office:value="38.6961093585699" calcext:value-type="float">
            <text:p>38.6961093585699</text:p>
          </table:table-cell>
          <table:table-cell office:value-type="float" office:value="60.5678233438486" calcext:value-type="float">
            <text:p>60.5678233438486</text:p>
          </table:table-cell>
          <table:table-cell office:value-type="float" office:value="2" calcext:value-type="float">
            <text:p>2</text:p>
          </table:table-cell>
          <table:table-cell office:value-type="float" office:value="2245" calcext:value-type="float">
            <text:p>2245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&lt;init&gt;</text:p>
          </table:table-cell>
          <table:table-cell office:value-type="float" office:value="1106" calcext:value-type="float">
            <text:p>1106</text:p>
          </table:table-cell>
          <table:table-cell office:value-type="float" office:value="366" calcext:value-type="float">
            <text:p>366</text:p>
          </table:table-cell>
          <table:table-cell office:value-type="float" office:value="601" calcext:value-type="float">
            <text:p>601</text:p>
          </table:table-cell>
          <table:table-cell office:value-type="float" office:value="33.0922242314647" calcext:value-type="float">
            <text:p>33.0922242314647</text:p>
          </table:table-cell>
          <table:table-cell office:value-type="float" office:value="54.3399638336347" calcext:value-type="float">
            <text:p>54.3399638336347</text:p>
          </table:table-cell>
          <table:table-cell office:value-type="float" office:value="2" calcext:value-type="float">
            <text:p>2</text:p>
          </table:table-cell>
          <table:table-cell office:value-type="float" office:value="2212" calcext:value-type="float">
            <text:p>2212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doOptimize</text:p>
          </table:table-cell>
          <table:table-cell office:value-type="float" office:value="427" calcext:value-type="float">
            <text:p>427</text:p>
          </table:table-cell>
          <table:table-cell office:value-type="float" office:value="121" calcext:value-type="float">
            <text:p>121</text:p>
          </table:table-cell>
          <table:table-cell office:value-type="float" office:value="214" calcext:value-type="float">
            <text:p>214</text:p>
          </table:table-cell>
          <table:table-cell office:value-type="float" office:value="28.3372365339578" calcext:value-type="float">
            <text:p>28.3372365339578</text:p>
          </table:table-cell>
          <table:table-cell office:value-type="float" office:value="50.1170960187354" calcext:value-type="float">
            <text:p>50.1170960187354</text:p>
          </table:table-cell>
          <table:table-cell office:value-type="float" office:value="1" calcext:value-type="float">
            <text:p>1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altmov</text:p>
          </table:table-cell>
          <table:table-cell office:value-type="float" office:value="710" calcext:value-type="float">
            <text:p>710</text:p>
          </table:table-cell>
          <table:table-cell office:value-type="float" office:value="189" calcext:value-type="float">
            <text:p>189</text:p>
          </table:table-cell>
          <table:table-cell office:value-type="float" office:value="337" calcext:value-type="float">
            <text:p>337</text:p>
          </table:table-cell>
          <table:table-cell office:value-type="float" office:value="26.6197183098591" calcext:value-type="float">
            <text:p>26.6197183098591</text:p>
          </table:table-cell>
          <table:table-cell office:value-type="float" office:value="47.4647887323944" calcext:value-type="float">
            <text:p>47.4647887323944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altmov</text:p>
          </table:table-cell>
          <table:table-cell office:value-type="float" office:value="710" calcext:value-type="float">
            <text:p>710</text:p>
          </table:table-cell>
          <table:table-cell office:value-type="float" office:value="189" calcext:value-type="float">
            <text:p>189</text:p>
          </table:table-cell>
          <table:table-cell office:value-type="float" office:value="337" calcext:value-type="float">
            <text:p>337</text:p>
          </table:table-cell>
          <table:table-cell office:value-type="float" office:value="26.6197183098591" calcext:value-type="float">
            <text:p>26.6197183098591</text:p>
          </table:table-cell>
          <table:table-cell office:value-type="float" office:value="47.4647887323944" calcext:value-type="float">
            <text:p>47.4647887323944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doOptimize</text:p>
          </table:table-cell>
          <table:table-cell office:value-type="float" office:value="450" calcext:value-type="float">
            <text:p>450</text:p>
          </table:table-cell>
          <table:table-cell office:value-type="float" office:value="121" calcext:value-type="float">
            <text:p>121</text:p>
          </table:table-cell>
          <table:table-cell office:value-type="float" office:value="212" calcext:value-type="float">
            <text:p>212</text:p>
          </table:table-cell>
          <table:table-cell office:value-type="float" office:value="26.8888888888889" calcext:value-type="float">
            <text:p>26.8888888888889</text:p>
          </table:table-cell>
          <table:table-cell office:value-type="float" office:value="47.1111111111111" calcext:value-type="float">
            <text:p>47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doOptimize</text:p>
          </table:table-cell>
          <table:table-cell office:value-type="float" office:value="456" calcext:value-type="float">
            <text:p>456</text:p>
          </table:table-cell>
          <table:table-cell office:value-type="float" office:value="121" calcext:value-type="float">
            <text:p>121</text:p>
          </table:table-cell>
          <table:table-cell office:value-type="float" office:value="215" calcext:value-type="float">
            <text:p>215</text:p>
          </table:table-cell>
          <table:table-cell office:value-type="float" office:value="26.5350877192982" calcext:value-type="float">
            <text:p>26.5350877192982</text:p>
          </table:table-cell>
          <table:table-cell office:value-type="float" office:value="47.1491228070176" calcext:value-type="float">
            <text:p>47.1491228070176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doOptimize</text:p>
          </table:table-cell>
          <table:table-cell office:value-type="float" office:value="348" calcext:value-type="float">
            <text:p>348</text:p>
          </table:table-cell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  <table:table-cell office:value-type="float" office:value="28.448275862069" calcext:value-type="float">
            <text:p>28.448275862069</text:p>
          </table:table-cell>
          <table:table-cell office:value-type="float" office:value="47.9885057471264" calcext:value-type="float">
            <text:p>47.9885057471264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@@ org.apache.commons.math3.linear.EigenDecomposition.findEigenVectorsFromSchur</text:p>
          </table:table-cell>
          <table:table-cell office:value-type="float" office:value="487" calcext:value-type="float">
            <text:p>487</text:p>
          </table:table-cell>
          <table:table-cell office:value-type="float" office:value="140" calcext:value-type="float">
            <text:p>140</text:p>
          </table:table-cell>
          <table:table-cell office:value-type="float" office:value="249" calcext:value-type="float">
            <text:p>249</text:p>
          </table:table-cell>
          <table:table-cell office:value-type="float" office:value="28.7474332648871" calcext:value-type="float">
            <text:p>28.7474332648871</text:p>
          </table:table-cell>
          <table:table-cell office:value-type="float" office:value="51.129363449692" calcext:value-type="float">
            <text:p>51.129363449692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@@ org.apache.commons.math3.optimization.univariate.BrentOptimizer.doOptimize</text:p>
          </table:table-cell>
          <table:table-cell office:value-type="float" office:value="452" calcext:value-type="float">
            <text:p>452</text:p>
          </table:table-cell>
          <table:table-cell office:value-type="float" office:value="192" calcext:value-type="float">
            <text:p>192</text:p>
          </table:table-cell>
          <table:table-cell office:value-type="float" office:value="319" calcext:value-type="float">
            <text:p>319</text:p>
          </table:table-cell>
          <table:table-cell office:value-type="float" office:value="42.4778761061947" calcext:value-type="float">
            <text:p>42.4778761061947</text:p>
          </table:table-cell>
          <table:table-cell office:value-type="float" office:value="70.5752212389381" calcext:value-type="float">
            <text:p>70.5752212389381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@@ org.apache.commons.math3.optim.univariate.BrentOptimizer.doOptimize</text:p>
          </table:table-cell>
          <table:table-cell office:value-type="float" office:value="452" calcext:value-type="float">
            <text:p>452</text:p>
          </table:table-cell>
          <table:table-cell office:value-type="float" office:value="192" calcext:value-type="float">
            <text:p>192</text:p>
          </table:table-cell>
          <table:table-cell office:value-type="float" office:value="319" calcext:value-type="float">
            <text:p>319</text:p>
          </table:table-cell>
          <table:table-cell office:value-type="float" office:value="42.4778761061947" calcext:value-type="float">
            <text:p>42.4778761061947</text:p>
          </table:table-cell>
          <table:table-cell office:value-type="float" office:value="70.5752212389381" calcext:value-type="float">
            <text:p>70.5752212389381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determineLMParameter</text:p>
          </table:table-cell>
          <table:table-cell office:value-type="float" office:value="349" calcext:value-type="float">
            <text:p>349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20.0573065902579" calcext:value-type="float">
            <text:p>20.0573065902579</text:p>
          </table:table-cell>
          <table:table-cell office:value-type="float" office:value="33.2378223495702" calcext:value-type="float">
            <text:p>33.2378223495702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@@ org.apache.commons.math3.linear.EigenDecomposition.findEigenVectors</text:p>
          </table:table-cell>
          <table:table-cell office:value-type="float" office:value="450" calcext:value-type="float">
            <text:p>450</text:p>
          </table:table-cell>
          <table:table-cell office:value-type="float" office:value="146" calcext:value-type="float">
            <text:p>146</text:p>
          </table:table-cell>
          <table:table-cell office:value-type="float" office:value="244" calcext:value-type="float">
            <text:p>244</text:p>
          </table:table-cell>
          <table:table-cell office:value-type="float" office:value="32.4444444444444" calcext:value-type="float">
            <text:p>32.4444444444444</text:p>
          </table:table-cell>
          <table:table-cell office:value-type="float" office:value="54.2222222222222" calcext:value-type="float">
            <text:p>54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doSolve</text:p>
          </table:table-cell>
          <table:table-cell office:value-type="float" office:value="317" calcext:value-type="float">
            <text:p>317</text:p>
          </table:table-cell>
          <table:table-cell office:value-type="float" office:value="143" calcext:value-type="float">
            <text:p>143</text:p>
          </table:table-cell>
          <table:table-cell office:value-type="float" office:value="226" calcext:value-type="float">
            <text:p>226</text:p>
          </table:table-cell>
          <table:table-cell office:value-type="float" office:value="45.1104100946372" calcext:value-type="float">
            <text:p>45.1104100946372</text:p>
          </table:table-cell>
          <table:table-cell office:value-type="float" office:value="71.2933753943218" calcext:value-type="float">
            <text:p>71.293375394321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prelim</text:p>
          </table:table-cell>
          <table:table-cell office:value-type="float" office:value="388" calcext:value-type="float">
            <text:p>388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18.5567010309278" calcext:value-type="float">
            <text:p>18.5567010309278</text:p>
          </table:table-cell>
          <table:table-cell office:value-type="float" office:value="37.1134020618557" calcext:value-type="float">
            <text:p>37.113402061855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doOptimize</text:p>
          </table:table-cell>
          <table:table-cell office:value-type="float" office:value="348" calcext:value-type="float">
            <text:p>348</text:p>
          </table:table-cell>
          <table:table-cell office:value-type="float" office:value="99" calcext:value-type="float">
            <text:p>99</text:p>
          </table:table-cell>
          <table:table-cell office:value-type="float" office:value="167" calcext:value-type="float">
            <text:p>167</text:p>
          </table:table-cell>
          <table:table-cell office:value-type="float" office:value="28.448275862069" calcext:value-type="float">
            <text:p>28.448275862069</text:p>
          </table:table-cell>
          <table:table-cell office:value-type="float" office:value="47.9885057471264" calcext:value-type="float">
            <text:p>47.9885057471264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prelim</text:p>
          </table:table-cell>
          <table:table-cell office:value-type="float" office:value="388" calcext:value-type="float">
            <text:p>388</text:p>
          </table:table-cell>
          <table:table-cell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office:value-type="float" office:value="18.5567010309278" calcext:value-type="float">
            <text:p>18.5567010309278</text:p>
          </table:table-cell>
          <table:table-cell office:value-type="float" office:value="37.1134020618557" calcext:value-type="float">
            <text:p>37.1134020618557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@@ org.apache.commons.math3.primes.PollardRho.rhoBrent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&lt;init&gt;</text:p>
          </table:table-cell>
          <table:table-cell office:value-type="float" office:value="349" calcext:value-type="float">
            <text:p>349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20.6303724928367" calcext:value-type="float">
            <text:p>20.6303724928367</text:p>
          </table:table-cell>
          <table:table-cell office:value-type="float" office:value="44.6991404011461" calcext:value-type="float">
            <text:p>44.699140401146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@@ org.apache.commons.math3.fitting.leastsquares.GaussNewtonOptimizer.doOptimize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9.8198198198198" calcext:value-type="float">
            <text:p>19.8198198198198</text:p>
          </table:table-cell>
          <table:table-cell office:value-type="float" office:value="32.4324324324324" calcext:value-type="float">
            <text:p>32.4324324324324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determineLMParameter</text:p>
          </table:table-cell>
          <table:table-cell office:value-type="float" office:value="382" calcext:value-type="float">
            <text:p>382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8.3246073298429" calcext:value-type="float">
            <text:p>18.3246073298429</text:p>
          </table:table-cell>
          <table:table-cell office:value-type="float" office:value="30.3664921465969" calcext:value-type="float">
            <text:p>30.366492146596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@@ org.apache.commons.math3.analysis.solvers.BrentSolver.brent</text:p>
          </table:table-cell>
          <table:table-cell office:value-type="float" office:value="229" calcext:value-type="float">
            <text:p>229</text:p>
          </table:table-cell>
          <table:table-cell office:value-type="float" office:value="85" calcext:value-type="float">
            <text:p>85</text:p>
          </table:table-cell>
          <table:table-cell office:value-type="float" office:value="153" calcext:value-type="float">
            <text:p>153</text:p>
          </table:table-cell>
          <table:table-cell office:value-type="float" office:value="37.117903930131" calcext:value-type="float">
            <text:p>37.117903930131</text:p>
          </table:table-cell>
          <table:table-cell office:value-type="float" office:value="66.8122270742358" calcext:value-type="float">
            <text:p>66.8122270742358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CompositionIndirection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23.75" calcext:value-type="float">
            <text:p>23.7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determineLMParameter</text:p>
          </table:table-cell>
          <table:table-cell office:value-type="float" office:value="384" calcext:value-type="float">
            <text:p>384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8.2291666666667" calcext:value-type="float">
            <text:p>18.2291666666667</text:p>
          </table:table-cell>
          <table:table-cell office:value-type="float" office:value="30.2083333333333" calcext:value-type="float">
            <text:p>30.2083333333333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@@ org.apache.commons.math3.dfp.Dfp.divide</text:p>
          </table:table-cell>
          <table:table-cell office:value-type="float" office:value="345" calcext:value-type="float">
            <text:p>345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26.9565217391304" calcext:value-type="float">
            <text:p>26.9565217391304</text:p>
          </table:table-cell>
          <table:table-cell office:value-type="float" office:value="42.3188405797101" calcext:value-type="float">
            <text:p>42.3188405797101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@@ org.apache.commons.math3.dfp.BracketingNthOrderBrentSolverDFP.solve</text:p>
          </table:table-cell>
          <table:table-cell office:value-type="float" office:value="326" calcext:value-type="float">
            <text:p>326</text:p>
          </table:table-cell>
          <table:table-cell office:value-type="float" office:value="150" calcext:value-type="float">
            <text:p>150</text:p>
          </table:table-cell>
          <table:table-cell office:value-type="float" office:value="231" calcext:value-type="float">
            <text:p>231</text:p>
          </table:table-cell>
          <table:table-cell office:value-type="float" office:value="46.0122699386503" calcext:value-type="float">
            <text:p>46.0122699386503</text:p>
          </table:table-cell>
          <table:table-cell office:value-type="float" office:value="70.8588957055215" calcext:value-type="float">
            <text:p>70.8588957055215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@@ org.apache.commons.math3.util.FastMath.reducePayneHanek</text:p>
          </table:table-cell>
          <table:table-cell office:value-type="float" office:value="176" calcext:value-type="float">
            <text:p>176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office:value-type="float" office:value="64.7727272727273" calcext:value-type="float">
            <text:p>64.7727272727273</text:p>
          </table:table-cell>
          <table:table-cell office:value-type="float" office:value="78.9772727272727" calcext:value-type="float">
            <text:p>78.977272727272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qrDecomposition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27.2189349112426" calcext:value-type="float">
            <text:p>27.2189349112426</text:p>
          </table:table-cell>
          <table:table-cell office:value-type="float" office:value="45.5621301775148" calcext:value-type="float">
            <text:p>45.5621301775148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or.interpolate</text:p>
          </table:table-cell>
          <table:table-cell office:value-type="float" office:value="307" calcext:value-type="float">
            <text:p>307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19.5439739413681" calcext:value-type="float">
            <text:p>19.5439739413681</text:p>
          </table:table-cell>
          <table:table-cell office:value-type="float" office:value="33.5504885993485" calcext:value-type="float">
            <text:p>33.550488599348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@@ org.apache.commons.math3.analysis.solvers.MullerSolver.solve</text:p>
          </table:table-cell>
          <table:table-cell office:value-type="float" office:value="200" calcext:value-type="float">
            <text:p>200</text:p>
          </table:table-cell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38.5" calcext:value-type="float">
            <text:p>38.5</text:p>
          </table:table-cell>
          <table:table-cell office:value-type="float" office:value="70.5" calcext:value-type="float">
            <text:p>70.5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@@ org.apache.commons.math3.linear.SchurTransformer.performDoubleQRStep</text:p>
          </table:table-cell>
          <table:table-cell office:value-type="float" office:value="278" calcext:value-type="float">
            <text:p>278</text:p>
          </table:table-cell>
          <table:table-cell office:value-type="float" office:value="70" calcext:value-type="float">
            <text:p>70</text:p>
          </table:table-cell>
          <table:table-cell office:value-type="float" office:value="138" calcext:value-type="float">
            <text:p>138</text:p>
          </table:table-cell>
          <table:table-cell office:value-type="float" office:value="25.1798561151079" calcext:value-type="float">
            <text:p>25.1798561151079</text:p>
          </table:table-cell>
          <table:table-cell office:value-type="float" office:value="49.6402877697842" calcext:value-type="float">
            <text:p>49.6402877697842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determineLMDirection</text:p>
          </table:table-cell>
          <table:table-cell office:value-type="float" office:value="201" calcext:value-type="float">
            <text:p>201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2.3880597014925" calcext:value-type="float">
            <text:p>22.3880597014925</text:p>
          </table:table-cell>
          <table:table-cell office:value-type="float" office:value="39.8009950248756" calcext:value-type="float">
            <text:p>39.800995024875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@@ org.apache.commons.math3.dfp.Dfp.&lt;init&gt;</text:p>
          </table:table-cell>
          <table:table-cell office:value-type="float" office:value="317" calcext:value-type="float">
            <text:p>317</text:p>
          </table:table-cell>
          <table:table-cell office:value-type="float" office:value="152" calcext:value-type="float">
            <text:p>152</text:p>
          </table:table-cell>
          <table:table-cell office:value-type="float" office:value="242" calcext:value-type="float">
            <text:p>242</text:p>
          </table:table-cell>
          <table:table-cell office:value-type="float" office:value="47.9495268138801" calcext:value-type="float">
            <text:p>47.9495268138801</text:p>
          </table:table-cell>
          <table:table-cell office:value-type="float" office:value="76.3406940063092" calcext:value-type="float">
            <text:p>76.340694006309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smooth</text:p>
          </table:table-cell>
          <table:table-cell office:value-type="float" office:value="180" calcext:value-type="float">
            <text:p>180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2.7777777777778" calcext:value-type="float">
            <text:p>32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@@ org.apache.commons.math3.analysis.integration.gauss.LegendreHighPrecisionRuleFactory.computeRule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9.8795180722892" calcext:value-type="float">
            <text:p>19.8795180722892</text:p>
          </table:table-cell>
          <table:table-cell office:value-type="float" office:value="31.9277108433735" calcext:value-type="float">
            <text:p>31.927710843373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@@ org.apache.commons.math3.analysis.integration.gauss.HermiteRuleFactory.computeRule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5.1851851851852" calcext:value-type="float">
            <text:p>45.1851851851852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vmove</text:p>
          </table:table-cell>
          <table:table-cell office:value-type="float" office:value="228" calcext:value-type="float">
            <text:p>228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18.859649122807" calcext:value-type="float">
            <text:p>18.859649122807</text:p>
          </table:table-cell>
          <table:table-cell office:value-type="float" office:value="34.6491228070175" calcext:value-type="float">
            <text:p>34.649122807017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@@ org.apache.commons.math3.optimization.univariate.BracketFinder.search</text:p>
          </table:table-cell>
          <table:table-cell office:value-type="float" office:value="254" calcext:value-type="float">
            <text:p>254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22.4409448818898" calcext:value-type="float">
            <text:p>22.4409448818898</text:p>
          </table:table-cell>
          <table:table-cell office:value-type="float" office:value="51.1811023622047" calcext:value-type="float">
            <text:p>51.181102362204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@@ org.apache.commons.math3.linear.BiDiagonalTransformer.transformToUpperBiDiagonal</text:p>
          </table:table-cell>
          <table:table-cell office:value-type="float" office:value="174" calcext:value-type="float">
            <text:p>174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@@ org.apache.commons.math3.linear.BiDiagonalTransformer.transformToLowerBiDiagonal</text:p>
          </table:table-cell>
          <table:table-cell office:value-type="float" office:value="174" calcext:value-type="float">
            <text:p>174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@@ org.apache.commons.math3.analysis.integration.gauss.LegendreRuleFactory.computeRule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4.8529411764706" calcext:value-type="float">
            <text:p>44.8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.fit</text:p>
          </table:table-cell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17.910447761194" calcext:value-type="float">
            <text:p>17.910447761194</text:p>
          </table:table-cell>
          <table:table-cell office:value-type="float" office:value="30.3482587064677" calcext:value-type="float">
            <text:p>30.34825870646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@@ org.apache.commons.math3.ode.nonstiff.AdamsMoultonIntegrator.integrate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7.0588235294118" calcext:value-type="float">
            <text:p>17.05882352941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@@ org.apache.commons.math3.ode.nonstiff.AdamsBashforthIntegrator.integrate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8.3908045977011" calcext:value-type="float">
            <text:p>18.3908045977011</text:p>
          </table:table-cell>
          <table:table-cell office:value-type="float" office:value="30.4597701149425" calcext:value-type="float">
            <text:p>30.459770114942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@@ org.apache.commons.math3.linear.LUDecomposition.&lt;init&gt;</text:p>
          </table:table-cell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24.8618784530387" calcext:value-type="float">
            <text:p>24.8618784530387</text:p>
          </table:table-cell>
          <table:table-cell office:value-type="float" office:value="40.8839779005525" calcext:value-type="float">
            <text:p>40.8839779005525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@@ org.apache.commons.math3.optim.univariate.BracketFinder.search</text:p>
          </table:table-cell>
          <table:table-cell office:value-type="float" office:value="254" calcext:value-type="float">
            <text:p>254</text:p>
          </table:table-cell>
          <table:table-cell office:value-type="float" office:value="57" calcext:value-type="float">
            <text:p>57</text:p>
          </table:table-cell>
          <table:table-cell office:value-type="float" office:value="130" calcext:value-type="float">
            <text:p>130</text:p>
          </table:table-cell>
          <table:table-cell office:value-type="float" office:value="22.4409448818898" calcext:value-type="float">
            <text:p>22.4409448818898</text:p>
          </table:table-cell>
          <table:table-cell office:value-type="float" office:value="51.1811023622047" calcext:value-type="float">
            <text:p>51.181102362204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@@ org.apache.commons.math3.linear.FieldLUDecomposition.&lt;init&gt;</text:p>
          </table:table-cell>
          <table:table-cell office:value-type="float" office:value="179" calcext:value-type="float">
            <text:p>179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24.5810055865922" calcext:value-type="float">
            <text:p>24.5810055865922</text:p>
          </table:table-cell>
          <table:table-cell office:value-type="float" office:value="41.8994413407821" calcext:value-type="float">
            <text:p>41.899441340782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@@ org.apache.commons.math3.linear.QRDecomposition$Solver.solve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16.0493827160494" calcext:value-type="float">
            <text:p>16.0493827160494</text:p>
          </table:table-cell>
          <table:table-cell office:value-type="float" office:value="25.3086419753086" calcext:value-type="float">
            <text:p>25.308641975308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@@ org.apache.commons.math3.dfp.DfpDec.round</text:p>
          </table:table-cell>
          <table:table-cell office:value-type="float" office:value="258" calcext:value-type="float">
            <text:p>258</text:p>
          </table:table-cell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office:value-type="float" office:value="49.6124031007752" calcext:value-type="float">
            <text:p>49.6124031007752</text:p>
          </table:table-cell>
          <table:table-cell office:value-type="float" office:value="69.7674418604651" calcext:value-type="float">
            <text:p>69.767441860465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determineLMDirection</text:p>
          </table:table-cell>
          <table:table-cell office:value-type="float" office:value="227" calcext:value-type="float">
            <text:p>22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9.8237885462555" calcext:value-type="float">
            <text:p>19.8237885462555</text:p>
          </table:table-cell>
          <table:table-cell office:value-type="float" office:value="35.2422907488987" calcext:value-type="float">
            <text:p>35.242290748898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qrDecomposition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27.2189349112426" calcext:value-type="float">
            <text:p>27.2189349112426</text:p>
          </table:table-cell>
          <table:table-cell office:value-type="float" office:value="45.5621301775148" calcext:value-type="float">
            <text:p>45.56213017751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.doOptimize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9.3333333333333" calcext:value-type="float">
            <text:p>29.333333333333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.doOptimize</text:p>
          </table:table-cell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4.025974025974" calcext:value-type="float">
            <text:p>24.025974025974</text:p>
          </table:table-cell>
          <table:table-cell office:value-type="float" office:value="38.961038961039" calcext:value-type="float">
            <text:p>38.9610389610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@@ org.apache.commons.math3.linear.HessenbergTransformer.transform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23.75" calcext:value-type="float">
            <text:p>23.75</text:p>
          </table:table-cell>
          <table:table-cell office:value-type="float" office:value="39.375" calcext:value-type="float">
            <text:p>39.37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determineLMDirection</text:p>
          </table:table-cell>
          <table:table-cell office:value-type="float" office:value="227" calcext:value-type="float">
            <text:p>227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9.8237885462555" calcext:value-type="float">
            <text:p>19.8237885462555</text:p>
          </table:table-cell>
          <table:table-cell office:value-type="float" office:value="35.2422907488987" calcext:value-type="float">
            <text:p>35.242290748898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guessAOmega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.7303370786517" calcext:value-type="float">
            <text:p>15.7303370786517</text:p>
          </table:table-cell>
          <table:table-cell office:value-type="float" office:value="32.5842696629214" calcext:value-type="float">
            <text:p>32.58426966292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@@ org.apache.commons.math3.linear.RectangularCholeskyDecomposition.&lt;init&gt;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26.3473053892216" calcext:value-type="float">
            <text:p>26.3473053892216</text:p>
          </table:table-cell>
          <table:table-cell office:value-type="float" office:value="44.311377245509" calcext:value-type="float">
            <text:p>44.31137724550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qrDecomposition</text:p>
          </table:table-cell>
          <table:table-cell office:value-type="float" office:value="169" calcext:value-type="float">
            <text:p>169</text:p>
          </table:table-cell>
          <table:table-cell office:value-type="float" office:value="46" calcext:value-type="float">
            <text:p>46</text:p>
          </table:table-cell>
          <table:table-cell office:value-type="float" office:value="77" calcext:value-type="float">
            <text:p>77</text:p>
          </table:table-cell>
          <table:table-cell office:value-type="float" office:value="27.2189349112426" calcext:value-type="float">
            <text:p>27.2189349112426</text:p>
          </table:table-cell>
          <table:table-cell office:value-type="float" office:value="45.5621301775148" calcext:value-type="float">
            <text:p>45.562130177514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@@ org.apache.commons.math3.ode.events.EventState.evaluateStep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32.0754716981132" calcext:value-type="float">
            <text:p>32.0754716981132</text:p>
          </table:table-cell>
          <table:table-cell office:value-type="float" office:value="49.685534591195" calcext:value-type="float">
            <text:p>49.68553459119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@@ org.apache.commons.math3.dfp.Dfp.add</text:p>
          </table:table-cell>
          <table:table-cell office:value-type="float" office:value="269" calcext:value-type="float">
            <text:p>269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28.6245353159851" calcext:value-type="float">
            <text:p>28.6245353159851</text:p>
          </table:table-cell>
          <table:table-cell office:value-type="float" office:value="45.724907063197" calcext:value-type="float">
            <text:p>45.72490706319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@@ org.apache.commons.math3.primes.SmallPrimes.millerRabinPrimeTest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9.6551724137931" calcext:value-type="float">
            <text:p>39.6551724137931</text:p>
          </table:table-cell>
          <table:table-cell office:value-type="float" office:value="75.8620689655172" calcext:value-type="float">
            <text:p>75.862068965517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@@ org.apache.commons.math3.linear.TriDiagonalTransformer.transform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8.6764705882353" calcext:value-type="float">
            <text:p>28.6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gress</text:p>
          </table:table-cell>
          <table:table-cell office:value-type="float" office:value="237" calcext:value-type="float">
            <text:p>237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office:value-type="float" office:value="26.5822784810127" calcext:value-type="float">
            <text:p>26.5822784810127</text:p>
          </table:table-cell>
          <table:table-cell office:value-type="float" office:value="46.4135021097046" calcext:value-type="float">
            <text:p>46.413502109704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or.interpolate</text:p>
          </table:table-cell>
          <table:table-cell office:value-type="float" office:value="162" calcext:value-type="float">
            <text:p>16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9.1358024691358" calcext:value-type="float">
            <text:p>19.1358024691358</text:p>
          </table:table-cell>
          <table:table-cell office:value-type="float" office:value="32.7160493827161" calcext:value-type="float">
            <text:p>32.716049382716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@@ org.apache.commons.math3.optimization.general.GaussNewtonOptimizer.doOptimize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9.6078431372549" calcext:value-type="float">
            <text:p>19.6078431372549</text:p>
          </table:table-cell>
          <table:table-cell office:value-type="float" office:value="30.3921568627451" calcext:value-type="float">
            <text:p>30.392156862745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chooseInitialCenters</text:p>
          </table:table-cell>
          <table:table-cell office:value-type="float" office:value="143" calcext:value-type="float">
            <text:p>143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58.041958041958" calcext:value-type="float">
            <text:p>58.04195804195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forceSide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52.5862068965517" calcext:value-type="float">
            <text:p>52.586206896551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doOptimize</text:p>
          </table:table-cell>
          <table:table-cell office:value-type="float" office:value="153" calcext:value-type="float">
            <text:p>15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5.4901960784314" calcext:value-type="float">
            <text:p>25.4901960784314</text:p>
          </table:table-cell>
          <table:table-cell office:value-type="float" office:value="41.8300653594771" calcext:value-type="float">
            <text:p>41.83006535947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chooseInitialCenters</text:p>
          </table:table-cell>
          <table:table-cell office:value-type="float" office:value="136" calcext:value-type="float">
            <text:p>136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32.3529411764706" calcext:value-type="float">
            <text:p>32.3529411764706</text:p>
          </table:table-cell>
          <table:table-cell office:value-type="float" office:value="61.0294117647059" calcext:value-type="float">
            <text:p>61.0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@@ org.apache.commons.math3.optimization.direct.NelderMeadSimplex.iterate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4.8351648351648" calcext:value-type="float">
            <text:p>14.8351648351648</text:p>
          </table:table-cell>
          <table:table-cell office:value-type="float" office:value="23.6263736263736" calcext:value-type="float">
            <text:p>23.62637362637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@@ org.apache.commons.math3.dfp.Dfp.multiply</text:p>
          </table:table-cell>
          <table:table-cell office:value-type="float" office:value="226" calcext:value-type="float">
            <text:p>226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22.5663716814159" calcext:value-type="float">
            <text:p>22.5663716814159</text:p>
          </table:table-cell>
          <table:table-cell office:value-type="float" office:value="34.9557522123894" calcext:value-type="float">
            <text:p>34.955752212389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@@ org.apache.commons.math3.analysis.solvers.MullerSolver2.doSolv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24.5762711864407" calcext:value-type="float">
            <text:p>24.5762711864407</text:p>
          </table:table-cell>
          <table:table-cell office:value-type="float" office:value="44.9152542372881" calcext:value-type="float">
            <text:p>44.915254237288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@@ org.apache.commons.math3.linear.SchurTransformer.transform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3.4375" calcext:value-type="float">
            <text:p>23.4375</text:p>
          </table:table-cell>
          <table:table-cell office:value-type="float" office:value="42.96875" calcext:value-type="float">
            <text:p>42.9687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sortObservations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3.4042553191489" calcext:value-type="float">
            <text:p>23.4042553191489</text:p>
          </table:table-cell>
          <table:table-cell office:value-type="float" office:value="48.936170212766" calcext:value-type="float">
            <text:p>48.93617021276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MultiplicationIndirection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doOptimize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29.5302013422819" calcext:value-type="float">
            <text:p>29.5302013422819</text:p>
          </table:table-cell>
          <table:table-cell office:value-type="float" office:value="53.6912751677852" calcext:value-type="float">
            <text:p>53.691275167785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getPartialCorrelations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17.1717171717172" calcext:value-type="float">
            <text:p>17.1717171717172</text:p>
          </table:table-cell>
          <table:table-cell office:value-type="float" office:value="26.7676767676768" calcext:value-type="float">
            <text:p>26.767676767676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@@ org.apache.commons.math3.dfp.DfpMath.pow</text:p>
          </table:table-cell>
          <table:table-cell office:value-type="float" office:value="218" calcext:value-type="float">
            <text:p>218</text:p>
          </table:table-cell>
          <table:table-cell office:value-type="float" office:value="73" calcext:value-type="float">
            <text:p>73</text:p>
          </table:table-cell>
          <table:table-cell office:value-type="float" office:value="144" calcext:value-type="float">
            <text:p>144</text:p>
          </table:table-cell>
          <table:table-cell office:value-type="float" office:value="33.4862385321101" calcext:value-type="float">
            <text:p>33.4862385321101</text:p>
          </table:table-cell>
          <table:table-cell office:value-type="float" office:value="66.0550458715596" calcext:value-type="float">
            <text:p>66.055045871559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@@ org.apache.commons.math3.analysis.function.Sinc.value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5.4901960784314" calcext:value-type="float">
            <text:p>25.4901960784314</text:p>
          </table:table-cell>
          <table:table-cell office:value-type="float" office:value="40.1960784313726" calcext:value-type="float">
            <text:p>40.19607843137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@@ org.apache.commons.math3.analysis.interpolation.SmoothingPolynomialBicubicSplineInterpolator.interpolate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9.3333333333333" calcext:value-type="float">
            <text:p>19.3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@@ org.apache.commons.math3.ode.JacobianMatrices$JacobiansSecondaryEquations.computeDerivatives</text:p>
          </table:table-cell>
          <table:table-cell office:value-type="float" office:value="161" calcext:value-type="float">
            <text:p>16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19.2546583850932" calcext:value-type="float">
            <text:p>19.2546583850932</text:p>
          </table:table-cell>
          <table:table-cell office:value-type="float" office:value="29.1925465838509" calcext:value-type="float">
            <text:p>29.192546583850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insertEdges</text:p>
          </table:table-cell>
          <table:table-cell office:value-type="float" office:value="137" calcext:value-type="float">
            <text:p>137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32.1167883211679" calcext:value-type="float">
            <text:p>32.1167883211679</text:p>
          </table:table-cell>
          <table:table-cell office:value-type="float" office:value="54.014598540146" calcext:value-type="float">
            <text:p>54.01459854014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include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2.3076923076923" calcext:value-type="float">
            <text:p>22.3076923076923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@@ org.apache.commons.math3.linear.BlockRealMatrix.multiply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26.8292682926829" calcext:value-type="float">
            <text:p>26.82926829268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update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6.4383561643836" calcext:value-type="float">
            <text:p>16.4383561643836</text:p>
          </table:table-cell>
          <table:table-cell office:value-type="float" office:value="32.1917808219178" calcext:value-type="float">
            <text:p>32.191780821917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getPivotRow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60.8333333333333" calcext:value-type="float">
            <text:p>60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@@ org.apache.commons.math3.linear.BlockFieldMatrix.multiply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4.5161290322581" calcext:value-type="float">
            <text:p>14.5161290322581</text:p>
          </table:table-cell>
          <table:table-cell office:value-type="float" office:value="26.6129032258064" calcext:value-type="float">
            <text:p>26.612903225806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@@ org.apache.commons.math3.ode.ContinuousOutputModel.setInterpolatedTime</text:p>
          </table:table-cell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23.7762237762238" calcext:value-type="float">
            <text:p>23.7762237762238</text:p>
          </table:table-cell>
          <table:table-cell office:value-type="float" office:value="51.0489510489511" calcext:value-type="float">
            <text:p>51.04895104895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cov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22.0689655172414" calcext:value-type="float">
            <text:p>22.0689655172414</text:p>
          </table:table-cell>
          <table:table-cell office:value-type="float" office:value="46.8965517241379" calcext:value-type="float">
            <text:p>46.896551724137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@@ org.apache.commons.math3.primes.PollardRho.primeFactor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getCompiler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38.3838383838384" calcext:value-type="float">
            <text:p>38.383838383838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@@ org.apache.commons.math3.dfp.Dfp.dfp2string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34.3283582089552" calcext:value-type="float">
            <text:p>34.3283582089552</text:p>
          </table:table-cell>
          <table:table-cell office:value-type="float" office:value="58.2089552238806" calcext:value-type="float">
            <text:p>58.208955223880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@@ org.apache.commons.math3.util.FastMath.pow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40.7766990291262" calcext:value-type="float">
            <text:p>40.7766990291262</text:p>
          </table:table-cell>
          <table:table-cell office:value-type="float" office:value="75.7281553398058" calcext:value-type="float">
            <text:p>75.728155339805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createH</text:p>
          </table:table-cell>
          <table:table-cell office:value-type="float" office:value="117" calcext:value-type="float">
            <text:p>117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9.0598290598291" calcext:value-type="float">
            <text:p>29.0598290598291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nextPoisson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23.2" calcext:value-type="float">
            <text:p>23.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$BoundaryProjector.addContribution</text:p>
          </table:table-cell>
          <table:table-cell office:value-type="float" office:value="113" calcext:value-type="float">
            <text:p>11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28.3185840707965" calcext:value-type="float">
            <text:p>28.3185840707965</text:p>
          </table:table-cell>
          <table:table-cell office:value-type="float" office:value="45.1327433628319" calcext:value-type="float">
            <text:p>45.13274336283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@@ org.apache.commons.math3.analysis.interpolation.FieldHermiteInterpolator.addSamplePoint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36.7816091954023" calcext:value-type="float">
            <text:p>36.78160919540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@@ org.apache.commons.math3.util.MathArrays.safeNorm</text:p>
          </table:table-cell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@@ org.apache.commons.math3.linear.CholeskyDecomposition$Solver.solve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.9811320754717" calcext:value-type="float">
            <text:p>16.9811320754717</text:p>
          </table:table-cell>
          <table:table-cell office:value-type="float" office:value="26.4150943396226" calcext:value-type="float">
            <text:p>26.415094339622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GaussNewtonOptimizer.doOptimiz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getVertices</text:p>
          </table:table-cell>
          <table:table-cell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0.8411214953271" calcext:value-type="float">
            <text:p>30.8411214953271</text:p>
          </table:table-cell>
          <table:table-cell office:value-type="float" office:value="53.2710280373832" calcext:value-type="float">
            <text:p>53.271028037383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@@ org.apache.commons.math3.util.FastMath.log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7.4336283185841" calcext:value-type="float">
            <text:p>27.4336283185841</text:p>
          </table:table-cell>
          <table:table-cell office:value-type="float" office:value="48.6725663716814" calcext:value-type="float">
            <text:p>48.67256637168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@@ org.apache.commons.math3.linear.RealMatrixFormat.parse</text:p>
          </table:table-cell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2.1739130434783" calcext:value-type="float">
            <text:p>32.1739130434783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NelderMeadSimplex.iterate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4.8351648351648" calcext:value-type="float">
            <text:p>14.8351648351648</text:p>
          </table:table-cell>
          <table:table-cell office:value-type="float" office:value="23.6263736263736" calcext:value-type="float">
            <text:p>23.626373626373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@@ org.apache.commons.math3.analysis.FunctionUtils$19.value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.1489361702128" calcext:value-type="float">
            <text:p>19.1489361702128</text:p>
          </table:table-cell>
          <table:table-cell office:value-type="float" office:value="35.1063829787234" calcext:value-type="float">
            <text:p>35.106382978723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@@ org.apache.commons.math3.analysis.solvers.LaguerreSolver$ComplexSolver.solve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@@ org.apache.commons.math3.analysis.solvers.RiddersSolver.doSolve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4.7191011235955" calcext:value-type="float">
            <text:p>24.7191011235955</text:p>
          </table:table-cell>
          <table:table-cell office:value-type="float" office:value="43.8202247191011" calcext:value-type="float">
            <text:p>43.82022471910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tryStep</text:p>
          </table:table-cell>
          <table:table-cell office:value-type="float" office:value="122" calcext:value-type="float">
            <text:p>12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24.5901639344262" calcext:value-type="float">
            <text:p>24.5901639344262</text:p>
          </table:table-cell>
          <table:table-cell office:value-type="float" office:value="41.8032786885246" calcext:value-type="float">
            <text:p>41.803278688524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solve</text:p>
          </table:table-cell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27.34375" calcext:value-type="float">
            <text:p>27.3437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update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6.4383561643836" calcext:value-type="float">
            <text:p>16.4383561643836</text:p>
          </table:table-cell>
          <table:table-cell office:value-type="float" office:value="32.1917808219178" calcext:value-type="float">
            <text:p>32.191780821917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gress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23.2704402515723" calcext:value-type="float">
            <text:p>23.2704402515723</text:p>
          </table:table-cell>
          <table:table-cell office:value-type="float" office:value="38.3647798742138" calcext:value-type="float">
            <text:p>38.36477987421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@@ org.apache.commons.math3.random.MersenneTwister.setSeed</text:p>
          </table:table-cell>
          <table:table-cell office:value-type="float" office:value="109" calcext:value-type="float">
            <text:p>10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33.0275229357798" calcext:value-type="float">
            <text:p>33.0275229357798</text:p>
          </table:table-cell>
          <table:table-cell office:value-type="float" office:value="57.7981651376147" calcext:value-type="float">
            <text:p>57.798165137614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@@ org.apache.commons.math3.linear.HessenbergTransformer.getP</text:p>
          </table:table-cell>
          <table:table-cell office:value-type="float" office:value="116" calcext:value-type="float">
            <text:p>116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.8620689655172" calcext:value-type="float">
            <text:p>25.8620689655172</text:p>
          </table:table-cell>
          <table:table-cell office:value-type="float" office:value="43.1034482758621" calcext:value-type="float">
            <text:p>43.10344827586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@@ org.apache.commons.math3.linear.LUDecomposition$Solver.solve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7.741935483871" calcext:value-type="float">
            <text:p>17.741935483871</text:p>
          </table:table-cell>
          <table:table-cell office:value-type="float" office:value="28.2258064516129" calcext:value-type="float">
            <text:p>28.2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@@ org.apache.commons.math3.optim.linear.SimplexSolver.getPivotRow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60.8333333333333" calcext:value-type="float">
            <text:p>60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$3.value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1.875" calcext:value-type="float">
            <text:p>21.875</text:p>
          </table:table-cell>
          <table:table-cell office:value-type="float" office:value="36.4583333333333" calcext:value-type="float">
            <text:p>36.45833333333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addSamplePoint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.943661971831" calcext:value-type="float">
            <text:p>23.943661971831</text:p>
          </table:table-cell>
          <table:table-cell office:value-type="float" office:value="39.4366197183099" calcext:value-type="float">
            <text:p>39.436619718309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&lt;init&gt;</text:p>
          </table:table-cell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9.6428571428571" calcext:value-type="float">
            <text:p>19.6428571428571</text:p>
          </table:table-cell>
          <table:table-cell office:value-type="float" office:value="41.0714285714286" calcext:value-type="float">
            <text:p>41.0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initializeCMA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4.9253731343284" calcext:value-type="float">
            <text:p>14.9253731343284</text:p>
          </table:table-cell>
          <table:table-cell office:value-type="float" office:value="20.8955223880597" calcext:value-type="float">
            <text:p>20.895522388059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singcheck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dfp.DfpMath.split</text:p>
          </table:table-cell>
          <table:table-cell office:value-type="float" office:value="107" calcext:value-type="float">
            <text:p>107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37.3831775700935" calcext:value-type="float">
            <text:p>37.3831775700935</text:p>
          </table:table-cell>
          <table:table-cell office:value-type="float" office:value="77.5700934579439" calcext:value-type="float">
            <text:p>77.57009345794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evaluateInternal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5.609756097561" calcext:value-type="float">
            <text:p>25.609756097561</text:p>
          </table:table-cell>
          <table:table-cell office:value-type="float" office:value="45.1219512195122" calcext:value-type="float">
            <text:p>45.12195121951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computeCoefficients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6.5591397849462" calcext:value-type="float">
            <text:p>36.55913978494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analysis.interpolation.FieldHermiteInterpolator.derivatives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28.3783783783784" calcext:value-type="float">
            <text:p>28.37837837837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util.ArithmeticUtils.gcd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42.7083333333333" calcext:value-type="float">
            <text:p>42.7083333333333</text:p>
          </table:table-cell>
          <table:table-cell office:value-type="float" office:value="73.9583333333333" calcext:value-type="float">
            <text:p>73.95833333333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util.CombinatoricsUtils.stirlingS2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linear.TriDiagonalTransformer.getQT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5.7894736842105" calcext:value-type="float">
            <text:p>35.78947368421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@@ org.apache.commons.math3.primes.SmallPrimes.smallTrialDivision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getInterpolationPointsForY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cos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toString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9.8507462686567" calcext:value-type="float">
            <text:p>29.8507462686567</text:p>
          </table:table-cell>
          <table:table-cell office:value-type="float" office:value="52.2388059701493" calcext:value-type="float">
            <text:p>52.238805970149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linear.BlockFieldMatrix.preMultiply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linear.BlockRealMatrix.operate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.304347826087" calcext:value-type="float">
            <text:p>16.304347826087</text:p>
          </table:table-cell>
          <table:table-cell office:value-type="float" office:value="32.6086956521739" calcext:value-type="float">
            <text:p>32.60869565217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getInterpolationPointsForY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tan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6.2295081967213" calcext:value-type="float">
            <text:p>26.2295081967213</text:p>
          </table:table-cell>
          <table:table-cell office:value-type="float" office:value="45.9016393442623" calcext:value-type="float">
            <text:p>45.90163934426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tan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util.FastMath.atan2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8.1927710843374" calcext:value-type="float">
            <text:p>48.1927710843374</text:p>
          </table:table-cell>
          <table:table-cell office:value-type="float" office:value="83.1325301204819" calcext:value-type="float">
            <text:p>83.132530120481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bobyqa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.2222222222222" calcext:value-type="float">
            <text:p>12.2222222222222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createTableau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7.3626373626374" calcext:value-type="float">
            <text:p>37.362637362637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linear.ConjugateGradient.solveInPlace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8.75" calcext:value-type="float">
            <text:p>38.7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linear.CholeskyDecomposition.&lt;init&gt;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3.3009708737864" calcext:value-type="float">
            <text:p>23.3009708737864</text:p>
          </table:table-cell>
          <table:table-cell office:value-type="float" office:value="42.7184466019417" calcext:value-type="float">
            <text:p>42.71844660194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linear.BiDiagonalTransformer.getU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3.2142857142857" calcext:value-type="float">
            <text:p>23.2142857142857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linear.BiDiagonalTransformer.getV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3.3009708737864" calcext:value-type="float">
            <text:p>23.3009708737864</text:p>
          </table:table-cell>
          <table:table-cell office:value-type="float" office:value="36.8932038834951" calcext:value-type="float">
            <text:p>36.893203883495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lect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38.75" calcext:value-type="float">
            <text:p>38.75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followLoop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0.7936507936508" calcext:value-type="float">
            <text:p>50.7936507936508</text:p>
          </table:table-cell>
          <table:table-cell office:value-type="float" office:value="79.3650793650794" calcext:value-type="float">
            <text:p>79.365079365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@@ org.apache.commons.math3.primes.SmallPrimes.boundedTrialDivision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48.7179487179487" calcext:value-type="float">
            <text:p>48.717948717948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sin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triu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61.2903225806452" calcext:value-type="float">
            <text:p>61.290322580645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linear.BlockFieldMatrix.getSubMatrix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.3092783505155" calcext:value-type="float">
            <text:p>10.3092783505155</text:p>
          </table:table-cell>
          <table:table-cell office:value-type="float" office:value="19.5876288659794" calcext:value-type="float">
            <text:p>19.587628865979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linear.BlockRealMatrix.getSubMatrix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.3092783505155" calcext:value-type="float">
            <text:p>10.3092783505155</text:p>
          </table:table-cell>
          <table:table-cell office:value-type="float" office:value="19.5876288659794" calcext:value-type="float">
            <text:p>19.587628865979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linear.BlockRealMatrix.preMultiply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.1414141414141" calcext:value-type="float">
            <text:p>14.1414141414141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solve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.4805194805195" calcext:value-type="float">
            <text:p>19.4805194805195</text:p>
          </table:table-cell>
          <table:table-cell office:value-type="float" office:value="29.8701298701299" calcext:value-type="float">
            <text:p>29.870129870129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optim.linear.SimplexTableau.createTableau</text:p>
          </table:table-cell>
          <table:table-cell office:value-type="float" office:value="91" calcext:value-type="float">
            <text:p>9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7.3626373626374" calcext:value-type="float">
            <text:p>37.362637362637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computeInterpolatedStateAndDerivatives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partition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48.6238532110092" calcext:value-type="float">
            <text:p>48.6238532110092</text:p>
          </table:table-cell>
          <table:table-cell office:value-type="float" office:value="77.0642201834862" calcext:value-type="float">
            <text:p>77.064220183486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dfp.DfpField.split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36.697247706422" calcext:value-type="float">
            <text:p>36.697247706422</text:p>
          </table:table-cell>
          <table:table-cell office:value-type="float" office:value="76.1467889908257" calcext:value-type="float">
            <text:p>76.14678899082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transformInPlace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7.7570093457944" calcext:value-type="float">
            <text:p>17.7570093457944</text:p>
          </table:table-cell>
          <table:table-cell office:value-type="float" office:value="34.5794392523364" calcext:value-type="float">
            <text:p>34.579439252336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cosh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tanh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util.ResizableDoubleArray.equals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.9411764705882" calcext:value-type="float">
            <text:p>27.9411764705882</text:p>
          </table:table-cell>
          <table:table-cell office:value-type="float" office:value="38.2352941176471" calcext:value-type="float">
            <text:p>38.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MappingAdapter.&lt;init&gt;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9.4805194805195" calcext:value-type="float">
            <text:p>19.480519480519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linear.BlockFieldMatrix.operate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dfp.Dfp.toDouble</text:p>
          </table:table-cell>
          <table:table-cell office:value-type="float" office:value="104" calcext:value-type="float">
            <text:p>104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35.5769230769231" calcext:value-type="float">
            <text:p>35.5769230769231</text:p>
          </table:table-cell>
          <table:table-cell office:value-type="float" office:value="63.4615384615385" calcext:value-type="float">
            <text:p>63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getAngles</text:p>
          </table:table-cell>
          <table:table-cell office:value-type="float" office:value="146" calcext:value-type="float">
            <text:p>146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24.6575342465753" calcext:value-type="float">
            <text:p>24.6575342465753</text:p>
          </table:table-cell>
          <table:table-cell office:value-type="float" office:value="47.9452054794521" calcext:value-type="float">
            <text:p>47.945205479452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filter.KalmanFilter.&lt;init&gt;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22.3300970873786" calcext:value-type="float">
            <text:p>22.3300970873786</text:p>
          </table:table-cell>
          <table:table-cell office:value-type="float" office:value="54.3689320388349" calcext:value-type="float">
            <text:p>54.368932038834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analysis.FunctionUtils$17.value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.9873417721519" calcext:value-type="float">
            <text:p>18.9873417721519</text:p>
          </table:table-cell>
          <table:table-cell office:value-type="float" office:value="35.4430379746835" calcext:value-type="float">
            <text:p>35.44303797468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$2.value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4.8484848484849" calcext:value-type="float">
            <text:p>34.848484848484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tanh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6.2295081967213" calcext:value-type="float">
            <text:p>26.2295081967213</text:p>
          </table:table-cell>
          <table:table-cell office:value-type="float" office:value="45.9016393442623" calcext:value-type="float">
            <text:p>45.90163934426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sinh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6.865671641791" calcext:value-type="float">
            <text:p>26.865671641791</text:p>
          </table:table-cell>
          <table:table-cell office:value-type="float" office:value="44.7761194029851" calcext:value-type="float">
            <text:p>44.776119402985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linear.Array2DRowRealMatrix.multiply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.doOptimize</text:p>
          </table:table-cell>
          <table:table-cell office:value-type="float" office:value="88" calcext:value-type="float">
            <text:p>8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6.5909090909091" calcext:value-type="float">
            <text:p>46.5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copy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.5737704918033" calcext:value-type="float">
            <text:p>15.5737704918033</text:p>
          </table:table-cell>
          <table:table-cell office:value-type="float" office:value="22.9508196721311" calcext:value-type="float">
            <text:p>22.95081967213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inverse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dfp.Dfp.round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40.1785714285714" calcext:value-type="float">
            <text:p>40.1785714285714</text:p>
          </table:table-cell>
          <table:table-cell office:value-type="float" office:value="58.0357142857143" calcext:value-type="float">
            <text:p>58.03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genetics.CycleCrossover.mate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3.2876712328767" calcext:value-type="float">
            <text:p>23.2876712328767</text:p>
          </table:table-cell>
          <table:table-cell office:value-type="float" office:value="39.7260273972603" calcext:value-type="float">
            <text:p>39.72602739726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getAngles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delete</text:p>
          </table:table-cell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7.037037037037" calcext:value-type="float">
            <text:p>37.037037037037</text:p>
          </table:table-cell>
          <table:table-cell office:value-type="float" office:value="48.1481481481482" calcext:value-type="float">
            <text:p>48.148148148148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@@ org.apache.commons.math3.primes.PollardRho.gcdPositiv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qTy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analysis.FunctionUtils$9$1.value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analysis.function.Gaussian.value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7.1186440677966" calcext:value-type="float">
            <text:p>27.1186440677966</text:p>
          </table:table-cell>
          <table:table-cell office:value-type="float" office:value="47.4576271186441" calcext:value-type="float">
            <text:p>47.457627118644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Function.valu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61.2244897959184" calcext:value-type="float">
            <text:p>61.22448979591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util.OpenIntToFieldHashMap.findInsertionIndex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3.2098765432099" calcext:value-type="float">
            <text:p>43.209876543209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util.MathArrays.checkOrder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2.4324324324324" calcext:value-type="float">
            <text:p>32.4324324324324</text:p>
          </table:table-cell>
          <table:table-cell office:value-type="float" office:value="64.8648648648649" calcext:value-type="float">
            <text:p>64.86486486486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util.MathArrays.sortInPlace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.9178082191781" calcext:value-type="float">
            <text:p>21.9178082191781</text:p>
          </table:table-cell>
          <table:table-cell office:value-type="float" office:value="35.6164383561644" calcext:value-type="float">
            <text:p>35.616438356164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guessAOmega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5.7303370786517" calcext:value-type="float">
            <text:p>15.7303370786517</text:p>
          </table:table-cell>
          <table:table-cell office:value-type="float" office:value="32.5842696629214" calcext:value-type="float">
            <text:p>32.58426966292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BD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.0684931506849" calcext:value-type="float">
            <text:p>15.0684931506849</text:p>
          </table:table-cell>
          <table:table-cell office:value-type="float" office:value="28.7671232876712" calcext:value-type="float">
            <text:p>28.76712328767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dropPhase1Objective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2.093023255814" calcext:value-type="float">
            <text:p>22.093023255814</text:p>
          </table:table-cell>
          <table:table-cell office:value-type="float" office:value="37.2093023255814" calcext:value-type="float">
            <text:p>37.20930232558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Solution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linear.BlockRealMatrix.getNorm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1.8840579710145" calcext:value-type="float">
            <text:p>31.88405797101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linear.QRDecomposition.getQT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36.7816091954023" calcext:value-type="float">
            <text:p>36.78160919540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optim.linear.SimplexTableau.getSolution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ode.sampling.StepNormalizer.handleStep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0.952380952381" calcext:value-type="float">
            <text:p>30.9523809523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initializeHighOrderDerivatives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2448979591837" calcext:value-type="float">
            <text:p>12.2448979591837</text:p>
          </table:table-cell>
          <table:table-cell office:value-type="float" office:value="20.4081632653061" calcext:value-type="float">
            <text:p>20.40816326530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stat.inference.GTest.g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.6363636363636" calcext:value-type="float">
            <text:p>23.6363636363636</text:p>
          </table:table-cell>
          <table:table-cell office:value-type="float" office:value="32.7272727272727" calcext:value-type="float">
            <text:p>32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dfp.Dfp.dfp2sci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0.0970873786408" calcext:value-type="float">
            <text:p>30.0970873786408</text:p>
          </table:table-cell>
          <table:table-cell office:value-type="float" office:value="48.5436893203884" calcext:value-type="float">
            <text:p>48.543689320388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primes.Primes.nextPrime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6.4102564102564" calcext:value-type="float">
            <text:p>56.41025641025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.evaluat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.4179104477612" calcext:value-type="float">
            <text:p>16.4179104477612</text:p>
          </table:table-cell>
          <table:table-cell office:value-type="float" office:value="29.8507462686567" calcext:value-type="float">
            <text:p>29.85074626865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ose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7659574468085" calcext:value-type="float">
            <text:p>12.7659574468085</text:p>
          </table:table-cell>
          <table:table-cell office:value-type="float" office:value="21.2765957446808" calcext:value-type="float">
            <text:p>21.27659574468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util.FastMath.sin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55.2941176470588" calcext:value-type="float">
            <text:p>55.2941176470588</text:p>
          </table:table-cell>
          <table:table-cell office:value-type="float" office:value="84.7058823529412" calcext:value-type="float">
            <text:p>84.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util.FastMath.tan</text:p>
          </table:table-cell>
          <table:table-cell office:value-type="float" office:value="87" calcext:value-type="float">
            <text:p>87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67.816091954023" calcext:value-type="float">
            <text:p>67.8160919540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util.FastMath.atan</text:p>
          </table:table-cell>
          <table:table-cell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52.5641025641026" calcext:value-type="float">
            <text:p>52.56410256410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util.OpenIntToDoubleHashMap.findInsertionIndex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3.2098765432099" calcext:value-type="float">
            <text:p>43.20987654320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util.FastMathCalc.buildSinCosTables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ptimization.direct.SimplexOptimizer.doOptimize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0.6451612903226" calcext:value-type="float">
            <text:p>30.6451612903226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linear.BlockFieldMatrix.transpose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26.5625" calcext:value-type="float">
            <text:p>26.56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linear.BlockRealMatrix.transpose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26.5625" calcext:value-type="float">
            <text:p>26.56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linear.QRDecomposition$Solver.solve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.6626506024096" calcext:value-type="float">
            <text:p>15.6626506024096</text:p>
          </table:table-cell>
          <table:table-cell office:value-type="float" office:value="25.3012048192771" calcext:value-type="float">
            <text:p>25.30120481927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ptim.linear.SimplexTableau.dropPhase1Objective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2.093023255814" calcext:value-type="float">
            <text:p>22.093023255814</text:p>
          </table:table-cell>
          <table:table-cell office:value-type="float" office:value="37.2093023255814" calcext:value-type="float">
            <text:p>37.20930232558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bobyqa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2.2222222222222" calcext:value-type="float">
            <text:p>12.2222222222222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de.MultistepIntegrator$NordsieckInitializer.handleStep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9.52380952380952" calcext:value-type="float">
            <text:p>9.5238095238095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computeCoefficients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.4705882352941" calcext:value-type="float">
            <text:p>16.4705882352941</text:p>
          </table:table-cell>
          <table:table-cell office:value-type="float" office:value="38.8235294117647" calcext:value-type="float">
            <text:p>38.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de.events.EventFilter.g</text:p>
          </table:table-cell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2.7272727272727" calcext:value-type="float">
            <text:p>12.7272727272727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stat.ranking.NaturalRanking.rank</text:p>
          </table:table-cell>
          <table:table-cell office:value-type="float" office:value="105" calcext:value-type="float">
            <text:p>105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24.7619047619048" calcext:value-type="float">
            <text:p>24.7619047619048</text:p>
          </table:table-cell>
          <table:table-cell office:value-type="float" office:value="41.9047619047619" calcext:value-type="float">
            <text:p>41.9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cluster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7.9411764705882" calcext:value-type="float">
            <text:p>27.9411764705882</text:p>
          </table:table-cell>
          <table:table-cell office:value-type="float" office:value="48.5294117647059" calcext:value-type="float">
            <text:p>48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DataSetsComparison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1.1111111111111" calcext:value-type="float">
            <text:p>5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.aggregate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64.6153846153846" calcext:value-type="float">
            <text:p>6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cluster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25.6756756756757" calcext:value-type="float">
            <text:p>25.6756756756757</text:p>
          </table:table-cell>
          <table:table-cell office:value-type="float" office:value="44.5945945945946" calcext:value-type="float">
            <text:p>44.59459459459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dfp.Dfp.compare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7.9032258064516" calcext:value-type="float">
            <text:p>37.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dfp.Dfp.trunc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9.8412698412698" calcext:value-type="float">
            <text:p>19.8412698412698</text:p>
          </table:table-cell>
          <table:table-cell office:value-type="float" office:value="41.2698412698413" calcext:value-type="float">
            <text:p>41.26984126984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dfp.Dfp.nextAfter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0.9278350515464" calcext:value-type="float">
            <text:p>30.9278350515464</text:p>
          </table:table-cell>
          <table:table-cell office:value-type="float" office:value="51.5463917525773" calcext:value-type="float">
            <text:p>51.54639175257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fraction.BigFraction.&lt;init&gt;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2.183908045977" calcext:value-type="float">
            <text:p>32.1839080459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findMaxY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analysis.solvers.SecantSolver.doSolv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26.8292682926829" calcext:value-type="float">
            <text:p>26.82926829268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ingFunction.&lt;init&gt;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40.3508771929825" calcext:value-type="float">
            <text:p>40.35087719298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util.FastMath.scalb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2.8571428571429" calcext:value-type="float">
            <text:p>32.857142857142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util.FastMath.scalb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2.8571428571429" calcext:value-type="float">
            <text:p>32.857142857142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BlockFieldMatrix.setSubMatrix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3.9285714285714" calcext:value-type="float">
            <text:p>33.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3.9285714285714" calcext:value-type="float">
            <text:p>33.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CholeskyDecomposition$Solver.solve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linear.LUDecomposition$Solver.solve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9.8701298701299" calcext:value-type="float">
            <text:p>29.870129870129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&lt;init&gt;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9.2857142857143" calcext:value-type="float">
            <text:p>39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MappingAdapter.&lt;init&gt;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9.4805194805195" calcext:value-type="float">
            <text:p>19.480519480519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special.Beta.logBeta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7.6068376068376" calcext:value-type="float">
            <text:p>37.606837606837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gcf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4.7058823529412" calcext:value-type="float">
            <text:p>24.7058823529412</text:p>
          </table:table-cell>
          <table:table-cell office:value-type="float" office:value="42.3529411764706" calcext:value-type="float">
            <text:p>42.35294117647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updateMembershipMatrix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.4383561643836" calcext:value-type="float">
            <text:p>16.4383561643836</text:p>
          </table:table-cell>
          <table:table-cell office:value-type="float" office:value="34.2465753424658" calcext:value-type="float">
            <text:p>34.246575342465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ml.clustering.MultiKMeansPlusPlusClusterer.cluster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.8292682926829" calcext:value-type="float">
            <text:p>26.8292682926829</text:p>
          </table:table-cell>
          <table:table-cell office:value-type="float" office:value="43.9024390243903" calcext:value-type="float">
            <text:p>43.902439024390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dfp.Dfp.sqrt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0.5357142857143" calcext:value-type="float">
            <text:p>20.5357142857143</text:p>
          </table:table-cell>
          <table:table-cell office:value-type="float" office:value="29.4642857142857" calcext:value-type="float">
            <text:p>29.46428571428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dfp.DfpDec.nextAfter</text:p>
          </table:table-cell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37.5" calcext:value-type="float">
            <text:p>37.5</text:p>
          </table:table-cell>
          <table:table-cell office:value-type="float" office:value="69.6428571428571" calcext:value-type="float">
            <text:p>69.6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.getOutline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7.8688524590164" calcext:value-type="float">
            <text:p>27.8688524590164</text:p>
          </table:table-cell>
          <table:table-cell office:value-type="float" office:value="49.1803278688525" calcext:value-type="float">
            <text:p>49.18032786885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verticesToTree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.8405797101449" calcext:value-type="float">
            <text:p>18.840579710144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fraction.Fraction.&lt;init&gt;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7.4418604651163" calcext:value-type="float">
            <text:p>17.4418604651163</text:p>
          </table:table-cell>
          <table:table-cell office:value-type="float" office:value="32.5581395348837" calcext:value-type="float">
            <text:p>32.55813953488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$1.compare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integration.RombergIntegrator.doIntegrat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29.7297297297297" calcext:value-type="float">
            <text:p>29.72972972972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function.Sigmoid.valu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1.4814814814815" calcext:value-type="float">
            <text:p>31.48148148148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shift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interpolation.SplineInterpolator.interpolate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.9253731343284" calcext:value-type="float">
            <text:p>14.9253731343284</text:p>
          </table:table-cell>
          <table:table-cell office:value-type="float" office:value="23.8805970149254" calcext:value-type="float">
            <text:p>23.880597014925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util.CombinatoricsUtils$LexicographicCombinationIterator.next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8.0327868852459" calcext:value-type="float">
            <text:p>18.0327868852459</text:p>
          </table:table-cell>
          <table:table-cell office:value-type="float" office:value="37.7049180327869" calcext:value-type="float">
            <text:p>37.70491803278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.5161290322581" calcext:value-type="float">
            <text:p>14.5161290322581</text:p>
          </table:table-cell>
          <table:table-cell office:value-type="float" office:value="24.1935483870968" calcext:value-type="float">
            <text:p>24.193548387096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util.MathArrays.normalizeArray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7.5757575757576" calcext:value-type="float">
            <text:p>57.57575757575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sortObservations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3.4042553191489" calcext:value-type="float">
            <text:p>23.4042553191489</text:p>
          </table:table-cell>
          <table:table-cell office:value-type="float" office:value="48.936170212766" calcext:value-type="float">
            <text:p>48.9361702127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Covariance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.83606557377049" calcext:value-type="float">
            <text:p>9.83606557377049</text:p>
          </table:table-cell>
          <table:table-cell office:value-type="float" office:value="16.3934426229508" calcext:value-type="float">
            <text:p>16.39344262295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PenaltyAdapter.value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.2790697674419" calcext:value-type="float">
            <text:p>16.2790697674419</text:p>
          </table:table-cell>
          <table:table-cell office:value-type="float" office:value="38.3720930232558" calcext:value-type="float">
            <text:p>38.37209302325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qTy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solve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.7215189873418" calcext:value-type="float">
            <text:p>17.7215189873418</text:p>
          </table:table-cell>
          <table:table-cell office:value-type="float" office:value="29.1139240506329" calcext:value-type="float">
            <text:p>29.11392405063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BlockFieldMatrix.toBlocksLayout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7.6923076923077" calcext:value-type="float">
            <text:p>27.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3.9285714285714" calcext:value-type="float">
            <text:p>33.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.5172413793103" calcext:value-type="float">
            <text:p>15.5172413793103</text:p>
          </table:table-cell>
          <table:table-cell office:value-type="float" office:value="29.3103448275862" calcext:value-type="float">
            <text:p>29.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BlockRealMatrix.toBlocksLayout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.8730158730159" calcext:value-type="float">
            <text:p>15.8730158730159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BlockRealMatrix.setSubMatrix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Array2DRowFieldMatrix.multiply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PenaltyAdapter.value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6.2790697674419" calcext:value-type="float">
            <text:p>16.2790697674419</text:p>
          </table:table-cell>
          <table:table-cell office:value-type="float" office:value="38.3720930232558" calcext:value-type="float">
            <text:p>38.372093023255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de.nonstiff.DormandPrince54StepInterpolator.computeInterpolatedStateAndDerivatives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.9574468085106" calcext:value-type="float">
            <text:p>15.9574468085106</text:p>
          </table:table-cell>
          <table:table-cell office:value-type="float" office:value="26.5957446808511" calcext:value-type="float">
            <text:p>26.59574468085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initializeArrays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2.6666666666667" calcext:value-type="float">
            <text:p>42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geometry.partitioning.BSPTree.fitToCell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8.8888888888889" calcext:value-type="float">
            <text:p>2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&lt;init&gt;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2.3529411764706" calcext:value-type="float">
            <text:p>32.3529411764706</text:p>
          </table:table-cell>
          <table:table-cell office:value-type="float" office:value="63.2352941176471" calcext:value-type="float">
            <text:p>63.235294117647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encode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9.6875" calcext:value-type="float">
            <text:p>29.6875</text:p>
          </table:table-cell>
          <table:table-cell office:value-type="float" office:value="59.375" calcext:value-type="float">
            <text:p>59.37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compareTo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3.6363636363636" calcext:value-type="float">
            <text:p>3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random.SobolSequenceGenerator.initFromStream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$1.compare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fitting.CurveFitter$TheoreticalValuesFunction$1.val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FunctionUtils$18$1.valu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.4210526315789" calcext:value-type="float">
            <text:p>18.4210526315789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pow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.6060606060606" calcext:value-type="float">
            <text:p>10.6060606060606</text:p>
          </table:table-cell>
          <table:table-cell office:value-type="float" office:value="19.6969696969697" calcext:value-type="float">
            <text:p>19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computeCoefficients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multiply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computeSplineCoefficient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getPolynomials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.2790697674419" calcext:value-type="float">
            <text:p>16.2790697674419</text:p>
          </table:table-cell>
          <table:table-cell office:value-type="float" office:value="27.906976744186" calcext:value-type="float">
            <text:p>27.9069767441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ArithmeticUtils.gcd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FastMath.pow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0.9302325581395" calcext:value-type="float">
            <text:p>20.9302325581395</text:p>
          </table:table-cell>
          <table:table-cell office:value-type="float" office:value="46.5116279069767" calcext:value-type="float">
            <text:p>46.51162790697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MathArrays.isMonotonic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70.2702702702703" calcext:value-type="float">
            <text:p>70.27027027027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MathArrays.equalsIncludingNa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MathArrays.shuffle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.5686274509804" calcext:value-type="float">
            <text:p>21.5686274509804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util.CombinatoricsUtils.binomialCoefficient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5.9420289855072" calcext:value-type="float">
            <text:p>15.9420289855072</text:p>
          </table:table-cell>
          <table:table-cell office:value-type="float" office:value="36.231884057971" calcext:value-type="float">
            <text:p>36.2318840579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ization.LeastSquaresConverter.value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.6760563380282" calcext:value-type="float">
            <text:p>12.6760563380282</text:p>
          </table:table-cell>
          <table:table-cell office:value-type="float" office:value="26.7605633802817" calcext:value-type="float">
            <text:p>26.76056338028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checkParameters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37.2549019607843" calcext:value-type="float">
            <text:p>37.25490196078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i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RealMatrixFormat.format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MatrixUtils.isSymmetricInternal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.5454545454545" calcext:value-type="float">
            <text:p>29.5454545454545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BlockFieldMatrix.getData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.1147540983607" calcext:value-type="float">
            <text:p>13.1147540983607</text:p>
          </table:table-cell>
          <table:table-cell office:value-type="float" office:value="22.9508196721311" calcext:value-type="float">
            <text:p>22.95081967213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3.9285714285714" calcext:value-type="float">
            <text:p>33.9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.5172413793103" calcext:value-type="float">
            <text:p>15.5172413793103</text:p>
          </table:table-cell>
          <table:table-cell office:value-type="float" office:value="29.3103448275862" calcext:value-type="float">
            <text:p>29.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BlockRealMatrix.&lt;init&gt;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.3114754098361" calcext:value-type="float">
            <text:p>21.3114754098361</text:p>
          </table:table-cell>
          <table:table-cell office:value-type="float" office:value="44.2622950819672" calcext:value-type="float">
            <text:p>44.262295081967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.5172413793103" calcext:value-type="float">
            <text:p>15.5172413793103</text:p>
          </table:table-cell>
          <table:table-cell office:value-type="float" office:value="29.3103448275862" calcext:value-type="float">
            <text:p>29.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.5172413793103" calcext:value-type="float">
            <text:p>15.5172413793103</text:p>
          </table:table-cell>
          <table:table-cell office:value-type="float" office:value="29.3103448275862" calcext:value-type="float">
            <text:p>29.31034482758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RRQRDecomposition.performHouseholderReflection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48.0769230769231" calcext:value-type="float">
            <text:p>48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SymmLQ$State.init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QRDecomposition.performHouseholderReflection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.1764705882353" calcext:value-type="float">
            <text:p>16.176470588235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linear.SchurTransformer.computeShift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39.0243902439024" calcext:value-type="float">
            <text:p>39.02439024390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.estimate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28.9855072463768" calcext:value-type="float">
            <text:p>28.985507246376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.linear.SimplexTableau.initializeColumnLabels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.doOptimize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resetTables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.7142857142857" calcext:value-type="float">
            <text:p>15.714285714285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computeInterpolatedStateAndDerivatives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.6984126984127" calcext:value-type="float">
            <text:p>12.6984126984127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4.1176470588235" calcext:value-type="float">
            <text:p>44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stat.inference.GTest.entropy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8.4848484848485" calcext:value-type="float">
            <text:p>48.48484848484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gress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7.8481012658228" calcext:value-type="float">
            <text:p>27.8481012658228</text:p>
          </table:table-cell>
          <table:table-cell office:value-type="float" office:value="49.3670886075949" calcext:value-type="float">
            <text:p>49.367088607594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orderRegressors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getDiagonalOfHatMatrix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.1764705882353" calcext:value-type="float">
            <text:p>16.1764705882353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dfp.Dfp.dotrap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0.7317073170732" calcext:value-type="float">
            <text:p>20.7317073170732</text:p>
          </table:table-cell>
          <table:table-cell office:value-type="float" office:value="36.5853658536585" calcext:value-type="float">
            <text:p>36.58536585365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random.SobolSequenceGenerator.skipTo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.5128205128205" calcext:value-type="float">
            <text:p>20.5128205128205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bitReversalShuffle2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primes.Primes.isPrime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findMaxY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FunctionUtils$7.val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integration.LegendreGaussIntegrator.stag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.625" calcext:value-type="float">
            <text:p>15.625</text:p>
          </table:table-cell>
          <table:table-cell office:value-type="float" office:value="34.375" calcext:value-type="float">
            <text:p>34.3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guessX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0731707317073" calcext:value-type="float">
            <text:p>17.0731707317073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solvers.BrentSolver.doSolv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24.390243902439" calcext:value-type="float">
            <text:p>24.3902439024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bracket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solvers.MullerSolver.doSolve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solvers.LaguerreSolver$ComplexSolver.solveAll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.5652173913043" calcext:value-type="float">
            <text:p>19.5652173913043</text:p>
          </table:table-cell>
          <table:table-cell office:value-type="float" office:value="32.6086956521739" calcext:value-type="float">
            <text:p>32.60869565217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function.Logit.valu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6.7857142857143" calcext:value-type="float">
            <text:p>26.7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differentiation.JacobianFunction.valu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.4444444444444" calcext:value-type="float">
            <text:p>19.444444444444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taylor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37.8378378378378" calcext:value-type="float">
            <text:p>37.83783783783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computeUpToDegre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ingFunction.value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computePartialDerivative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interpolation.UnivariatePeriodicInterpolator.interpolate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.61538461538462" calcext:value-type="float">
            <text:p>9.61538461538462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MultidimensionalCounter.getCounts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FastMath.exp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7.0967741935484" calcext:value-type="float">
            <text:p>37.096774193548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FastMath.cos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62.1212121212121" calcext:value-type="float">
            <text:p>62.12121212121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MathArrays.convolve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43.5897435897436" calcext:value-type="float">
            <text:p>43.58974358974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OpenIntToDoubleHashMap.get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FastMathCalc.slowSi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util.CombinatoricsUtils.binomialCoefficientLog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.5283018867925" calcext:value-type="float">
            <text:p>24.5283018867925</text:p>
          </table:table-cell>
          <table:table-cell office:value-type="float" office:value="47.1698113207547" calcext:value-type="float">
            <text:p>47.16981132075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qrt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setup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.3265306122449" calcext:value-type="float">
            <text:p>16.3265306122449</text:p>
          </table:table-cell>
          <table:table-cell office:value-type="float" office:value="32.6530612244898" calcext:value-type="float">
            <text:p>32.65306122448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initializeColumnLabels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equals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.1898734177215" calcext:value-type="float">
            <text:p>15.1898734177215</text:p>
          </table:table-cell>
          <table:table-cell office:value-type="float" office:value="27.8481012658228" calcext:value-type="float">
            <text:p>27.84810126582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BlockFieldMatrix.&lt;init&gt;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.3114754098361" calcext:value-type="float">
            <text:p>21.3114754098361</text:p>
          </table:table-cell>
          <table:table-cell office:value-type="float" office:value="44.2622950819672" calcext:value-type="float">
            <text:p>44.262295081967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Array2DRowRealMatrix.setSubMatrix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BlockRealMatrix.getData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.1147540983607" calcext:value-type="float">
            <text:p>13.1147540983607</text:p>
          </table:table-cell>
          <table:table-cell office:value-type="float" office:value="22.9508196721311" calcext:value-type="float">
            <text:p>22.95081967213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BlockRealMatrix.setRowMatrix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BlockRealMatrix.setColumnMatrix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2.1428571428571" calcext:value-type="float">
            <text:p>32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BlockRealMatrix.setColumn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3.6842105263158" calcext:value-type="float">
            <text:p>23.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solve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Array2DRowFieldMatrix.setSubMatrix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roundedK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BD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.0684931506849" calcext:value-type="float">
            <text:p>15.0684931506849</text:p>
          </table:table-cell>
          <table:table-cell office:value-type="float" office:value="28.7671232876712" calcext:value-type="float">
            <text:p>28.76712328767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ax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pecial.Gamma.regularizedGammaP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8.3582089552239" calcext:value-type="float">
            <text:p>28.3582089552239</text:p>
          </table:table-cell>
          <table:table-cell office:value-type="float" office:value="58.2089552238806" calcext:value-type="float">
            <text:p>58.208955223880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doFinalize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.85915492957746" calcext:value-type="float">
            <text:p>9.85915492957746</text:p>
          </table:table-cell>
          <table:table-cell office:value-type="float" office:value="15.4929577464789" calcext:value-type="float">
            <text:p>15.492957746478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de.nonstiff.HighamHall54Integrator.estimateError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2.4489795918367" calcext:value-type="float">
            <text:p>22.44897959183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Frequency.getCumFreq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1.6666666666667" calcext:value-type="float">
            <text:p>31.6666666666667</text:p>
          </table:table-cell>
          <table:table-cell office:value-type="float" office:value="61.6666666666667" calcext:value-type="float">
            <text:p>6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getCorrelationPValues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43.5897435897436" calcext:value-type="float">
            <text:p>43.58974358974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cluster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stat.regression.OLSMultipleLinearRegression.calculateHat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dfp.Dfp.multiplyFast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5.6756756756757" calcext:value-type="float">
            <text:p>25.6756756756757</text:p>
          </table:table-cell>
          <table:table-cell office:value-type="float" office:value="40.5405405405405" calcext:value-type="float">
            <text:p>40.54054054054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genetics.NPointCrossover.mate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2.3684210526316" calcext:value-type="float">
            <text:p>22.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random.CorrelatedRandomVectorGenerator.nextVector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.5555555555556" calcext:value-type="float">
            <text:p>15.555555555555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serializeMessages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35.1351351351351" calcext:value-type="float">
            <text:p>35.13513513513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clone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6.1764705882353" calcext:value-type="float">
            <text:p>16.1764705882353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transform.FastHadamardTransformer.fht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6.1904761904762" calcext:value-type="float">
            <text:p>26.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fitting.GaussianCurveFitter.getOptimize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guessPhi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69565217391304" calcext:value-type="float">
            <text:p>8.69565217391304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FunctionUtils$16$2.valu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FunctionUtils.samp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FunctionUtils$16$1.value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solvers.LaguerreSolver.doSolv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24.390243902439" calcext:value-type="float">
            <text:p>24.3902439024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linearCombination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GradientFunction.valu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getPartialDerivativeIndex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multiply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21.2121212121212" calcext:value-type="float">
            <text:p>21.21212121212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pow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3.953488372093" calcext:value-type="float">
            <text:p>13.953488372093</text:p>
          </table:table-cell>
          <table:table-cell office:value-type="float" office:value="30.2325581395349" calcext:value-type="float">
            <text:p>30.2325581395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pow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.4285714285714" calcext:value-type="float">
            <text:p>11.428571428571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tan2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1.5686274509804" calcext:value-type="float">
            <text:p>21.5686274509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valu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31.7073170731707" calcext:value-type="float">
            <text:p>31.7073170731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subtract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.8205128205128" calcext:value-type="float">
            <text:p>12.8205128205128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rpolation.FieldHermiteInterpolator.value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Function.&lt;init&gt;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Pair.equals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41.025641025641" calcext:value-type="float">
            <text:p>41.025641025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MultidimensionalCounter.&lt;init&gt;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.9090909090909" calcext:value-type="float">
            <text:p>15.909090909090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MultidimensionalCounter.getCount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34.6938775510204" calcext:value-type="float">
            <text:p>34.6938775510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FastMath.sinh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FastMath.tanh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76.6666666666667" calcext:value-type="float">
            <text:p>7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FastMath.atanh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61.3636363636364" calcext:value-type="float">
            <text:p>61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FastMath.expm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6.1111111111111" calcext:value-type="float">
            <text:p>36.1111111111111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MathArrays.checkNonNegative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.2857142857143" calcext:value-type="float">
            <text:p>34.2857142857143</text:p>
          </table:table-cell>
          <table:table-cell office:value-type="float" office:value="62.8571428571429" calcext:value-type="float">
            <text:p>6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Precision.roundUnscaled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.8135593220339" calcext:value-type="float">
            <text:p>28.8135593220339</text:p>
          </table:table-cell>
          <table:table-cell office:value-type="float" office:value="42.3728813559322" calcext:value-type="float">
            <text:p>42.3728813559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util.FastMathCalc.slowCos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.optimize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getInterpolationPointsForY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TheoreticalValuesFunction.value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8888888888889" calcext:value-type="float">
            <text:p>13.888888888888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parseOptimizationData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CovarianceDiagonalOnly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time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electColumn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ax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repair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MatrixUtils.solveLowerTriangularSystem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0.9803921568627" calcext:value-type="float">
            <text:p>50.9803921568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MatrixUtils.solveUpperTriangularSystem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1.9148936170213" calcext:value-type="float">
            <text:p>31.9148936170213</text:p>
          </table:table-cell>
          <table:table-cell office:value-type="float" office:value="53.1914893617021" calcext:value-type="float">
            <text:p>53.1914893617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MatrixUtils.blockInverse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.1428571428571" calcext:value-type="float">
            <text:p>17.1428571428571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BlockFieldMatrix.setRowMatrix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BlockFieldMatrix.getColumnMatrix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.7777777777778" calcext:value-type="float">
            <text:p>17.7777777777778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BlockFieldMatrix.setColumnMatrix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2.1428571428571" calcext:value-type="float">
            <text:p>32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EigenDecomposition.getD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.7777777777778" calcext:value-type="float">
            <text:p>17.77777777777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rray2DRowRealMatrix.&lt;init&gt;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BlockRealMatrix.ad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BlockRealMatrix.getRowMatrix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.8936170212766" calcext:value-type="float">
            <text:p>14.8936170212766</text:p>
          </table:table-cell>
          <table:table-cell office:value-type="float" office:value="31.9148936170213" calcext:value-type="float">
            <text:p>31.9148936170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BlockRealMatrix.getColumnMatrix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7.7777777777778" calcext:value-type="float">
            <text:p>17.7777777777778</text:p>
          </table:table-cell>
          <table:table-cell office:value-type="float" office:value="31.1111111111111" calcext:value-type="float">
            <text:p>3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BlockRealMatrix.getColum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$Solver.&lt;init&gt;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.3243243243243" calcext:value-type="float">
            <text:p>24.3243243243243</text:p>
          </table:table-cell>
          <table:table-cell office:value-type="float" office:value="40.5405405405405" calcext:value-type="float">
            <text:p>40.5405405405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BiDiagonalTransformer.getB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6.5384615384615" calcext:value-type="float">
            <text:p>36.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getInverse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.4545454545455" calcext:value-type="float">
            <text:p>20.4545454545455</text:p>
          </table:table-cell>
          <table:table-cell office:value-type="float" office:value="34.0909090909091" calcext:value-type="float">
            <text:p>34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OpenMapRealMatrix.multiply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6.1904761904762" calcext:value-type="float">
            <text:p>26.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SymmLQ$State.refineSolution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2.6666666666667" calcext:value-type="float">
            <text:p>22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RealVectorFormat.parse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8.3333333333333" calcext:value-type="float">
            <text:p>3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OpenMapRealVector.add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rray2DRowFieldMatrix.subtrac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Array2DRowFieldMatrix.operate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.8888888888889" calcext:value-type="float">
            <text:p>13.8888888888889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&lt;init&gt;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.4545454545455" calcext:value-type="float">
            <text:p>20.4545454545455</text:p>
          </table:table-cell>
          <table:table-cell office:value-type="float" office:value="47.7272727272727" calcext:value-type="float">
            <text:p>47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istribution.GammaDistribution.sample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19.6969696969697" calcext:value-type="float">
            <text:p>19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probability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.linear.SimplexTableau.equals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.1898734177215" calcext:value-type="float">
            <text:p>15.1898734177215</text:p>
          </table:table-cell>
          <table:table-cell office:value-type="float" office:value="27.8481012658228" calcext:value-type="float">
            <text:p>27.8481012658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.nonlinear.scalar.LeastSquaresConverter.value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2.6760563380282" calcext:value-type="float">
            <text:p>12.6760563380282</text:p>
          </table:table-cell>
          <table:table-cell office:value-type="float" office:value="26.7605633802817" calcext:value-type="float">
            <text:p>26.7605633802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qTy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JacobianMatrices$MainStateJacobianWrapper.computeMainStateJacobian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1515151515152" calcext:value-type="float">
            <text:p>15.151515151515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rescale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readExternal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40.5405405405405" calcext:value-type="float">
            <text:p>40.5405405405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nonstiff.MidpointStepInterpolator.computeInterpolatedStateAndDerivatives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nonstiff.GillStepInterpolator.computeInterpolatedStateAndDerivatives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.375" calcext:value-type="float">
            <text:p>9.375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nonstiff.AdamsMoultonIntegrator$Corrector.end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.2075471698113" calcext:value-type="float">
            <text:p>13.2075471698113</text:p>
          </table:table-cell>
          <table:table-cell office:value-type="float" office:value="26.4150943396226" calcext:value-type="float">
            <text:p>26.4150943396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nonstiff.HighamHall54StepInterpolator.computeInterpolatedStateAndDerivatives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9.67741935483871" calcext:value-type="float">
            <text:p>9.67741935483871</text:p>
          </table:table-cell>
          <table:table-cell office:value-type="float" office:value="17.741935483871" calcext:value-type="float">
            <text:p>17.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buildP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events.FilterType$2.selectTransformer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2.7777777777778" calcext:value-type="float">
            <text:p>52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rankTransform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7.0967741935484" calcext:value-type="float">
            <text:p>37.09677419354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clustering.EuclideanDoublePoint.centroidOf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cluster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expandCluster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calculateExactPValue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64.1025641025641" calcext:value-type="float">
            <text:p>64.1025641025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equals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51.2820512820513" calcext:value-type="float">
            <text:p>51.28205128205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.6969696969697" calcext:value-type="float">
            <text:p>19.6969696969697</text:p>
          </table:table-cell>
          <table:table-cell office:value-type="float" office:value="34.8484848484849" calcext:value-type="float">
            <text:p>34.84848484848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tDat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evaluate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1.2765957446808" calcext:value-type="float">
            <text:p>21.2765957446808</text:p>
          </table:table-cell>
          <table:table-cell office:value-type="float" office:value="44.6808510638298" calcext:value-type="float">
            <text:p>44.68085106382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Observations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9.2156862745098" calcext:value-type="float">
            <text:p>39.2156862745098</text:p>
          </table:table-cell>
          <table:table-cell office:value-type="float" office:value="68.6274509803922" calcext:value-type="float">
            <text:p>68.62745098039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tolset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2.7272727272727" calcext:value-type="float">
            <text:p>12.7272727272727</text:p>
          </table:table-cell>
          <table:table-cell office:value-type="float" office:value="21.8181818181818" calcext:value-type="float">
            <text:p>2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&lt;init&gt;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.3265306122449" calcext:value-type="float">
            <text:p>16.3265306122449</text:p>
          </table:table-cell>
          <table:table-cell office:value-type="float" office:value="24.4897959183673" calcext:value-type="float">
            <text:p>24.4897959183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fp.Dfp.alig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4.0909090909091" calcext:value-type="float">
            <text:p>34.0909090909091</text:p>
          </table:table-cell>
          <table:table-cell office:value-type="float" office:value="61.3636363636364" calcext:value-type="float">
            <text:p>61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fp.DfpMath.splitPow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8.2051282051282" calcext:value-type="float">
            <text:p>28.2051282051282</text:p>
          </table:table-cell>
          <table:table-cell office:value-type="float" office:value="43.5897435897436" calcext:value-type="float">
            <text:p>43.58974358974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netics.OrderedCrossover.mat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orthogonalizeMatrix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24.3243243243243" calcext:value-type="float">
            <text:p>24.3243243243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orthogonalizeMatrix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.30232558139535" calcext:value-type="float">
            <text:p>9.30232558139535</text:p>
          </table:table-cell>
          <table:table-cell office:value-type="float" office:value="20.9302325581395" calcext:value-type="float">
            <text:p>20.9302325581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add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2.4489795918367" calcext:value-type="float">
            <text:p>22.4489795918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computeGeometricalProperties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37.9310344827586" calcext:value-type="float">
            <text:p>37.93103448275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ometry.partitioning.BSPTree.insertInTree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8.9655172413793" calcext:value-type="float">
            <text:p>18.9655172413793</text:p>
          </table:table-cell>
          <table:table-cell office:value-type="float" office:value="32.7586206896552" calcext:value-type="float">
            <text:p>32.75862068965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random.RandomDataGenerator.nextSecureHexString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random.EmpiricalDistribution.inverseCumulativeProbability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random.SobolSequenceGenerator.initDirectionVector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fraction.BigFraction.&lt;init&gt;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67.2413793103448" calcext:value-type="float">
            <text:p>67.24137931034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fitting.AbstractCurveFitter$TheoreticalValuesFunc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interpolateXAtY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isBetween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interpolateXAtY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isBetween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itting.AbstractCurveFitter$TheoreticalValuesFunction$2.val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FunctionUtils$4.val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FunctionUtils$6.val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FunctionUtils$2.valu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FunctionUtils$2.valu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FunctionUtils$6$1.valu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FunctionUtils$3$1.val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doIntegrate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IterativeLegendreGaussIntegrator.doIntegrat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IterativeLegendreGaussIntegrator.stag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doIntegrat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SimpsonIntegrator.doIntegrate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LegendreGaussIntegrator.doIntegrate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gauss.SymmetricGaussIntegrator.integrate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35.4838709677419" calcext:value-type="float">
            <text:p>35.4838709677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gration.gauss.GaussIntegrator.integrat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solvers.LaguerreSolver.laguerre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solvers.BisectionSolver.doSolv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$1.valu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375" calcext:value-type="float">
            <text:p>9.375</text:p>
          </table:table-cell>
          <table:table-cell office:value-type="float" office:value="15.625" calcext:value-type="float">
            <text:p>15.6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hypot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9.4444444444444" calcext:value-type="float">
            <text:p>19.4444444444444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linearCombination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equals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DerivativesIndirection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0.5555555555556" calcext:value-type="float">
            <text:p>30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rootN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value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31.7073170731707" calcext:value-type="float">
            <text:p>31.70731707317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ad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equal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rpolation.DividedDifferenceInterpolator.computeDividedDifference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computePartialDerivative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computeSplineCoefficient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rpolation.LinearInterpolator.interpolate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valu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625" calcext:value-type="float">
            <text:p>15.625</text:p>
          </table:table-cell>
          <table:table-cell office:value-type="float" office:value="28.125" calcext:value-type="float">
            <text:p>28.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value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625" calcext:value-type="float">
            <text:p>15.625</text:p>
          </table:table-cell>
          <table:table-cell office:value-type="float" office:value="28.125" calcext:value-type="float">
            <text:p>28.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CompositeFormat.parseNumber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MathUtils.checkFinite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OpenIntToFieldHashMap.get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OpenIntToFieldHashMap.remove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ArithmeticUtils.mulAndCheck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3.6842105263158" calcext:value-type="float">
            <text:p>23.6842105263158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TransformerMap.equal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.asinh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61.3636363636364" calcext:value-type="float">
            <text:p>61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.tanQ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.acos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.nextAfter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6.4285714285714" calcext:value-type="float">
            <text:p>46.4285714285714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.nextAfter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6.4285714285714" calcext:value-type="float">
            <text:p>46.4285714285714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.hypot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MathArrays.equal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MathArrays.equalsIncludingNa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MathArrays.equal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OpenIntToDoubleHashMap.containsKey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OpenIntToDoubleHashMap.remove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ResizableDoubleArray.addElementRolling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util.FastMathCalc.printarray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ComplexFormat.formatImagi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ComplexFormat.parse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Complex.divide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4.1176470588235" calcext:value-type="float">
            <text:p>44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Complex.equals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Quaternion.equals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8.7096774193548" calcext:value-type="float">
            <text:p>38.70967741935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complex.RootsOfUnity.computeRoots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SimpleVectorValueChecker.converged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SimplePointChecker.converged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findMaxY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9.0909090909091" calcext:value-type="float">
            <text:p>59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$1.compare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ortedIndice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log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quar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divid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umRow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epmat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ax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JacobiPreconditioner.create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.1515151515152" calcext:value-type="float">
            <text:p>15.1515151515152</text:p>
          </table:table-cell>
          <table:table-cell office:value-type="float" office:value="30.3030303030303" calcext:value-type="float">
            <text:p>30.30303030303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MatrixUtils.createRowFieldMatrix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MatrixUtils.checkSubMatrixIndex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RealVector.ebeMultiply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RealVector.ebeDivid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RealVector.outerProduct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LUDecomposition.getU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4210526315789" calcext:value-type="float">
            <text:p>18.4210526315789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subtrac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getRowMatrix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.8936170212766" calcext:value-type="float">
            <text:p>14.8936170212766</text:p>
          </table:table-cell>
          <table:table-cell office:value-type="float" office:value="31.9148936170213" calcext:value-type="float">
            <text:p>31.91489361702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getColum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setColumn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3.6842105263158" calcext:value-type="float">
            <text:p>23.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EigenDecomposition.transformToSchur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51.3513513513514" calcext:value-type="float">
            <text:p>51.35135135135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add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subtract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operate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2.8571428571429" calcext:value-type="float">
            <text:p>2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preMultiply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createBlocksLayout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subtract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getFrobeniusNorm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getColumnVector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TriDiagonalTransformer.getT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6.9565217391304" calcext:value-type="float">
            <text:p>36.95652173913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RRQRDecomposition.getRank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SymmLQ$State.update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.62068965517241" calcext:value-type="float">
            <text:p>8.62068965517241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SymmLQ$State.updateNorms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0.9090909090909" calcext:value-type="float">
            <text:p>3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SparseFieldVector.equals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39.2156862745098" calcext:value-type="float">
            <text:p>39.21568627450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OpenMapRealVector.ebeMultiply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OpenMapRealVector.getLInfDistanc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60.6060606060606" calcext:value-type="float">
            <text:p>60.60606060606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OpenMapRealVector.equals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.9302325581395" calcext:value-type="float">
            <text:p>20.9302325581395</text:p>
          </table:table-cell>
          <table:table-cell office:value-type="float" office:value="37.2093023255814" calcext:value-type="float">
            <text:p>37.20930232558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FieldLUDecomposition.getL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.9090909090909" calcext:value-type="float">
            <text:p>15.9090909090909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QRDecomposition.get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.1428571428571" calcext:value-type="float">
            <text:p>17.1428571428571</text:p>
          </table:table-cell>
          <table:table-cell office:value-type="float" office:value="31.4285714285714" calcext:value-type="float">
            <text:p>3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HessenbergTransformer.getH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.2558139534884" calcext:value-type="float">
            <text:p>23.2558139534884</text:p>
          </table:table-cell>
          <table:table-cell office:value-type="float" office:value="37.2093023255814" calcext:value-type="float">
            <text:p>37.20930232558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Rank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FieldVector.outerProduct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&lt;init&gt;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ad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preMultiply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SchurTransformer.getNorm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SchurTransformer.initQRStep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samp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cdf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8.6363636363636" calcext:value-type="float">
            <text:p>38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&lt;init&gt;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.&lt;init&gt;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.8571428571429" calcext:value-type="float">
            <text:p>22.8571428571429</text:p>
          </table:table-cell>
          <table:table-cell office:value-type="float" office:value="48.5714285714286" calcext:value-type="float">
            <text:p>4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SimpleVectorValueChecker.converged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SimplePointChecker.converged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linear.SimplexSolver.getPivotColum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linear.SimplexTableau.getBasicRow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.125" calcext:value-type="float">
            <text:p>28.125</text:p>
          </table:table-cell>
          <table:table-cell office:value-type="float" office:value="59.375" calcext:value-type="float">
            <text:p>59.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linear.LinearConstraint.equals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PenaltyAdapter.&lt;init&gt;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4210526315789" calcext:value-type="float">
            <text:p>18.4210526315789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initializeCMA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1.4754098360656" calcext:value-type="float">
            <text:p>11.4754098360656</text:p>
          </table:table-cell>
          <table:table-cell office:value-type="float" office:value="18.0327868852459" calcext:value-type="float">
            <text:p>18.03278688524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Covariance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.83606557377049" calcext:value-type="float">
            <text:p>9.83606557377049</text:p>
          </table:table-cell>
          <table:table-cell office:value-type="float" office:value="16.3934426229508" calcext:value-type="float">
            <text:p>16.39344262295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triu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61.2903225806452" calcext:value-type="float">
            <text:p>61.29032258064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i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repair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setup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.3265306122449" calcext:value-type="float">
            <text:p>16.3265306122449</text:p>
          </table:table-cell>
          <table:table-cell office:value-type="float" office:value="32.6530612244898" calcext:value-type="float">
            <text:p>32.65306122448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MultiDirectionalSimplex.evaluateNewSimplex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7931034482759" calcext:value-type="float">
            <text:p>13.7931034482759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pecial.Gamma.logGamma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.875" calcext:value-type="float">
            <text:p>21.87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pecial.Beta.deltaMinusDeltaSum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2790697674419" calcext:value-type="float">
            <text:p>16.2790697674419</text:p>
          </table:table-cell>
          <table:table-cell office:value-type="float" office:value="30.2325581395349" calcext:value-type="float">
            <text:p>30.23255813953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JacobianMatrices.&lt;init&gt;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.7142857142857" calcext:value-type="float">
            <text:p>2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ContinuousOutputModel.append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.2173913043478" calcext:value-type="float">
            <text:p>15.2173913043478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computeInterpolatedStateAndDerivatives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writeExternal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&lt;init&gt;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.9047619047619" calcext:value-type="float">
            <text:p>11.9047619047619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DormandPrince853Integrator.estimateError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ClassicalRungeKuttaStepInterpolator.computeInterpolatedStateAndDerivatives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1.3207547169811" calcext:value-type="float">
            <text:p>11.3207547169811</text:p>
          </table:table-cell>
          <table:table-cell office:value-type="float" office:value="20.7547169811321" calcext:value-type="float">
            <text:p>20.75471698113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&lt;init&gt;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writeExternal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5.4838709677419" calcext:value-type="float">
            <text:p>35.4838709677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readExternal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.875" calcext:value-type="float">
            <text:p>21.875</text:p>
          </table:table-cell>
          <table:table-cell office:value-type="float" office:value="34.375" calcext:value-type="float">
            <text:p>34.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EulerStepInterpolator.computeInterpolatedStateAndDerivative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.953488372093" calcext:value-type="float">
            <text:p>13.953488372093</text:p>
          </table:table-cell>
          <table:table-cell office:value-type="float" office:value="25.5813953488372" calcext:value-type="float">
            <text:p>25.58139534883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ThreeEighthesStepInterpolator.computeInterpolatedStateAndDerivatives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19.2982456140351" calcext:value-type="float">
            <text:p>19.2982456140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updateHighOrderDerivativesPhase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extrapolat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32.4324324324324" calcext:value-type="float">
            <text:p>32.43243243243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events.FilterType$1.selectTransformer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2.7777777777778" calcext:value-type="float">
            <text:p>52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anking.NaturalRanking.removeNaNs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getCorrelationStandardError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ovarianceToCorrelation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2.1428571428571" calcext:value-type="float">
            <text:p>32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orrelation.Covariance.computeCovarianceMatr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32.1428571428571" calcext:value-type="float">
            <text:p>32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append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PointFromLargestVarianceCluster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.0344827586207" calcext:value-type="float">
            <text:p>31.0344827586207</text:p>
          </table:table-cell>
          <table:table-cell office:value-type="float" office:value="55.1724137931034" calcext:value-type="float">
            <text:p>55.1724137931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FarthestPoint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inference.GTest.gDataSetsComparison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4.5614035087719" calcext:value-type="float">
            <text:p>24.5614035087719</text:p>
          </table:table-cell>
          <table:table-cell office:value-type="float" office:value="56.140350877193" calcext:value-type="float">
            <text:p>56.1403508771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equals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.906976744186" calcext:value-type="float">
            <text:p>27.906976744186</text:p>
          </table:table-cell>
          <table:table-cell office:value-type="float" office:value="51.1627906976744" calcext:value-type="float">
            <text:p>51.16279069767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increment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.6341463414634" calcext:value-type="float">
            <text:p>14.6341463414634</text:p>
          </table:table-cell>
          <table:table-cell office:value-type="float" office:value="26.8292682926829" calcext:value-type="float">
            <text:p>26.82926829268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getResult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0.5128205128205" calcext:value-type="float">
            <text:p>20.5128205128205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evaluate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.9090909090909" calcext:value-type="float">
            <text:p>10.90909090909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moment.SemiVariance.evaluat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rank.Max.evaluate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52.2727272727273" calcext:value-type="float">
            <text:p>52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rank.Min.evaluate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52.2727272727273" calcext:value-type="float">
            <text:p>52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insertionSort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.875" calcext:value-type="float">
            <text:p>21.875</text:p>
          </table:table-cell>
          <table:table-cell office:value-type="float" office:value="46.875" calcext:value-type="float">
            <text:p>46.8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&lt;init&gt;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.2121212121212" calcext:value-type="float">
            <text:p>21.212121212121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addObservations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StdErrorOfEstimates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45.1612903225806" calcext:value-type="float">
            <text:p>45.16129032258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cluster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updateClusterCenter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PointFromLargestVarianceCluster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FarthestPoint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8.5714285714286" calcext:value-type="float">
            <text:p>4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NearestCluster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ml.clustering.DBSCANClusterer.cluster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ml.clustering.DBSCANClusterer.expandCluster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Dfp.&lt;init&gt;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7.4074074074074" calcext:value-type="float">
            <text:p>57.40740740740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Dfp.&lt;init&gt;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44.2307692307692" calcext:value-type="float">
            <text:p>44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Dfp.divide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2.9508196721311" calcext:value-type="float">
            <text:p>22.9508196721311</text:p>
          </table:table-cell>
          <table:table-cell office:value-type="float" office:value="39.344262295082" calcext:value-type="float">
            <text:p>39.3442622950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DfpMath.pow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.6216216216216" calcext:value-type="float">
            <text:p>21.6216216216216</text:p>
          </table:table-cell>
          <table:table-cell office:value-type="float" office:value="40.5405405405405" calcext:value-type="float">
            <text:p>40.54054054054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DfpMath.log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48.6486486486487" calcext:value-type="float">
            <text:p>48.64864864864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DfpMath.atan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BracketingNthOrderBrentSolverDFP.guessX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netics.GeneticAlgorithm.nextGeneration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53.5714285714286" calcext:value-type="float">
            <text:p>53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.recurseFirstIntersection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.2608695652174" calcext:value-type="float">
            <text:p>28.2608695652174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euclidean.threed.SubPlane.split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.5121951219512" calcext:value-type="float">
            <text:p>19.5121951219512</text:p>
          </table:table-cell>
          <table:table-cell office:value-type="float" office:value="24.390243902439" calcext:value-type="float">
            <text:p>24.3902439024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BSPTree.condens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.9090909090909" calcext:value-type="float">
            <text:p>3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BSPTree.merge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.5555555555556" calcext:value-type="float">
            <text:p>15.5555555555556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BSPTree.split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.79120879120879" calcext:value-type="float">
            <text:p>8.79120879120879</text:p>
          </table:table-cell>
          <table:table-cell office:value-type="float" office:value="13.1868131868132" calcext:value-type="float">
            <text:p>13.1868131868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BoundaryBuilder.visitInternalNod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65.5172413793104" calcext:value-type="float">
            <text:p>65.5172413793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NotSmaller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76.3157894736842" calcext:value-type="float">
            <text:p>7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NotLarger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9.4736842105263" calcext:value-type="float">
            <text:p>39.4736842105263</text:p>
          </table:table-cell>
          <table:table-cell office:value-type="float" office:value="76.3157894736842" calcext:value-type="float">
            <text:p>7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RandomDataGenerator.nextHexString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RandomDataGenerator.nextLon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RandomDataGenerator.nextLong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UnitSphereRandomVectorGenerator.nextVecto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HaltonSequenceGenerator.nextVector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.625" calcext:value-type="float">
            <text:p>15.625</text:p>
          </table:table-cell>
          <table:table-cell office:value-type="float" office:value="28.125" calcext:value-type="float">
            <text:p>28.1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StableRandomGenerator.nextNormalizedDouble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EmpiricalDistribution.fillBinStats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EmpiricalDistribution.getNextValu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.6410256410256" calcext:value-type="float">
            <text:p>25.6410256410256</text:p>
          </table:table-cell>
          <table:table-cell office:value-type="float" office:value="48.7179487179487" calcext:value-type="float">
            <text:p>48.71794871794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ISAACRandom.initStat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MersenneTwister.next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.5" calcext:value-type="float">
            <text:p>17.5</text:p>
          </table:table-cell>
          <table:table-cell office:value-type="float" office:value="32.5" calcext:value-type="float">
            <text:p>32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random.SobolSequenceGenerator.nextVector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raction.Fraction.addSub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raction.ProperFractionFormat.parse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.4545454545455" calcext:value-type="float">
            <text:p>20.4545454545455</text:p>
          </table:table-cell>
          <table:table-cell office:value-type="float" office:value="34.0909090909091" calcext:value-type="float">
            <text:p>34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raction.ProperBigFractionFormat.parse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3.8709677419355" calcext:value-type="float">
            <text:p>33.87096774193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exception.util.ArgUtils.flatten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transform.FastCosineTransformer.fct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transform.FastHadamardTransformer.fht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6.1904761904762" calcext:value-type="float">
            <text:p>26.19047619047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mdfft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0.6349206349206" calcext:value-type="float">
            <text:p>20.63492063492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transform.FastSineTransformer.fst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.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primes.SmallPrimes.trialDivis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AbstractCurveFitter$TheoreticalValuesFunction$1.val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CurveFitter$TheoreticalValuesFunction$2.val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CurveFitter.fit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.14285714285714" calcext:value-type="float">
            <text:p>7.1428571428571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5.val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5.val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1.valu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3.valu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15.valu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9.val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8.val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8.valu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stag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stag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SimpsonIntegrator.&lt;init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LegendreGaussIntegrator.&lt;init&gt;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isBracketing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LaguerreSolver$ComplexSolver.isRoot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NewtonRaphsonSolver.doSolv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NewtonSolver.doSolv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HarmonicOscillator$Parametric.validateParamet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HarmonicOscillator.valu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StepFunction.&lt;init&gt;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Sinc.val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&lt;init&gt;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negat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toDegree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.&lt;init&gt;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Size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LowerIndirectio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getPartialDerivativeIndex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inearCombinatio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inearCombination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d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subtrac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remainder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og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og1p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og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sin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sh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heckCompatibility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verifyInterpolationArray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&lt;init&gt;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polynomialSplineDerivativ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$JacobiKey.equal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valu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evaluat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verifyInputArray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evaluat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valu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differentiat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&lt;init&gt;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valu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apply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7.6190476190476" calcext:value-type="float">
            <text:p>47.6190476190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XX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Y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X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searchIndex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SmoothingPolynomialBicubicSplineInterpolato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isValidPoint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nextNonzero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.25" calcext:value-type="float">
            <text:p>31.25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checkInterpola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IterationManager.fireIterationPerformedEv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ultidimensionalCounter$Iterator.hasNex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ultidimensionalCounter$Iterator.next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positeFormat.parseNextCharacter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positeFormat.parseNumb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positeFormat.parseFixedstrin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positeFormat.formatDoubl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$CodyWaite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93.3333333333333" calcext:value-type="float">
            <text:p>9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Utils.checkNotNull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FieldHashMap.containsKey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FieldHashMap.put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FieldHashMap.growTable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7.037037037037" calcext:value-type="float">
            <text:p>37.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$LexicographicCombinationIterator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38.0952380952381" calcext:value-type="float">
            <text:p>38.0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Incremento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Decimal64.equal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Decimal64.linearCombi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Decimal64.linearCombination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gcdPositiv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lcm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subAndCheck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subAndCheck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addAndCheck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.1428571428571" calcext:value-type="float">
            <text:p>17.1428571428571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TransformerMap.transform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TransformerMap.hashCod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cosh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signu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log1p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.75" calcext:value-type="float">
            <text:p>43.75</text:p>
          </table:table-cell>
          <table:table-cell office:value-type="float" office:value="68.75" calcext:value-type="float">
            <text:p>68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log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sinQ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asin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cbrt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toRadian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floor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sc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ebeAdd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ebeSubtract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ebeMultiply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distance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distanc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checkRectangular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checkPositiv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checkNonNegativ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buildArray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key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compareT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WithRelativeToleranc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DoubleHashMap.put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DoubleHashMap.growTable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7.037037037037" calcext:value-type="float">
            <text:p>37.0370370370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discardExtremeElements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expan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18.75" calcext:value-type="float">
            <text:p>18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getElement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setElement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setExpansionMod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7.5" calcext:value-type="float">
            <text:p>37.5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shouldContract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$SingletonIterator.nex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Calc.slowexp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Calc.splitReciprocal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Calc.expint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Calc.printarra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.binomialCoefficientDouble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1.6216216216216" calcext:value-type="float">
            <text:p>21.6216216216216</text:p>
          </table:table-cell>
          <table:table-cell office:value-type="float" office:value="43.2432432432432" calcext:value-type="float">
            <text:p>43.24324324324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.factorialLo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.combinationsIterato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.checkBinomi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BigReal.equal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Format.forma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Utils.polar2Compl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Utils.convertToComplex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ab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add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ad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divide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reciprocal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.5806451612903" calcext:value-type="float">
            <text:p>22.5806451612903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multiply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.875" calcext:value-type="float">
            <text:p>21.87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multiply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multiply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sin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ta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nthRoot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valueO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Quaternion.normaliz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Quaternion.equals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.625" calcext:value-type="float">
            <text:p>15.6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Quaternion.getPositivePolarFo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RootsOfUnity.getImaginary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.getOptim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PointVectorValuePair.getVal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$1.weightedResidu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.optimize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.875" calcext:value-type="float">
            <text:p>21.875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SimpleValueChecker.converge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interpolateXAtY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OldTheoreticalValuesFunction.val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OldTheoreticalValuesFunction$1.val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guessPhi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69565217391304" calcext:value-type="float">
            <text:p>8.69565217391304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MappingAdapter.unboundedToBounde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EvolutionPath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diag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copyColum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on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ey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in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and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andn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Sigma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valu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isFeasible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penalty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SimplexOptimizer.parseOptimizationDat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PenaltyAdapter.&lt;init&gt;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.4210526315789" calcext:value-type="float">
            <text:p>18.4210526315789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MultiDirectionalSimplex.iterat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MultiDirectionalSimplex.evaluateNewSimplex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7931034482759" calcext:value-type="float">
            <text:p>13.7931034482759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$LineSearch$1.valu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.findUpperBound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$LineSearchFunction.val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getPivotColum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doIteration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NumObjectiveFunctio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BasicRow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8.125" calcext:value-type="float">
            <text:p>28.125</text:p>
          </table:table-cell>
          <table:table-cell office:value-type="float" office:value="59.375" calcext:value-type="float">
            <text:p>59.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subtractRow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LinearConstraint.equals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LinearObjectiveFunction.equal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univariate.BrentOptimizer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univariate.BrentOptimizer.bes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.optimize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CholeskyDecomposition.getDeterminan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RealMatrix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FieldIdentityMatrix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FieldDiagonalMatrix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FieldVecto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RowRealMatrix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ColumnRealMatrix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ColumnFieldMatrix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heckRowInde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heckSubtractionCompatib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serializeRealMatrix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deserializeRealMatrix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add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subtrac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mapToSel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mapMultiplyToSel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dotProduct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0434782608696" calcext:value-type="float">
            <text:p>13.0434782608696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getL1Nor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getDistanc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getL1Distanc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getLInfDistance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setSubVector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isNa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equals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hashCo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combineToSelf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.8108108108108" calcext:value-type="float">
            <text:p>10.8108108108108</text:p>
          </table:table-cell>
          <table:table-cell office:value-type="float" office:value="24.3243243243243" calcext:value-type="float">
            <text:p>24.32432432432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LUDecomposition.getL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LUDecomposition.getP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LUDecomposition.getDeterminant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createBlocksLayout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add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scalarAd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scalarMultiply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getColumnVector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getV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hasComplexEigenvalue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getDeterminan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getSquareRoot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getSolv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scalarAdd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scalarMultiply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getRow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setRow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blockWidt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DefaultIterativeLinearSolverEvent.getResidua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RQRDecomposition.getP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QRDecomposition$Solver.isNonSingular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47.0588235294118" calcext:value-type="float">
            <text:p>47.0588235294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isNonSingular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Matrix.subtrac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ymmLQ$State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ymmLQ$State.daxp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add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appen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dotProduc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getSubVector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mapDivideToSel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outerProduc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setSubVecto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subtract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subtract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.1428571428571" calcext:value-type="float">
            <text:p>17.1428571428571</text:p>
          </table:table-cell>
          <table:table-cell office:value-type="float" office:value="31.4285714285714" calcext:value-type="float">
            <text:p>3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Format.format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&lt;init&gt;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&lt;init&gt;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append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getDistance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isN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setEntry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se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subtrac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unitiz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hashCod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Matrix.&lt;init&gt;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FieldLUDecomposition.getU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FieldLUDecomposition.getDeterminant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DiagonalMatrix.ad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DiagonalMatrix.subtrac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DiagonalMatrix.multiply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34.4827586206897" calcext:value-type="float">
            <text:p>34.48275862068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QRDecomposition.getH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.2162162162162" calcext:value-type="float">
            <text:p>16.2162162162162</text:p>
          </table:table-cell>
          <table:table-cell office:value-type="float" office:value="29.7297297297297" calcext:value-type="float">
            <text:p>29.72972972972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HessenbergTransformer.getP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ymmLQ.solveInPlace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Covariance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mapAd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mapDivid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mapInvToSel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ebeMultiply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dotProduc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equals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48.4848484848485" calcext:value-type="float">
            <text:p>48.4848484848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hashCod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advance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getColumnDimensio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4.6153846153846" calcext:value-type="float">
            <text:p>3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$1.hasNex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churTransformer.getP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churTransformer.findSmallSubDiagonalElement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.0344827586207" calcext:value-type="float">
            <text:p>31.0344827586207</text:p>
          </table:table-cell>
          <table:table-cell office:value-type="float" office:value="55.1724137931034" calcext:value-type="float">
            <text:p>55.172413793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samp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6.4705882352941" calcext:value-type="float">
            <text:p>26.4705882352941</text:p>
          </table:table-cell>
          <table:table-cell office:value-type="float" office:value="44.1176470588235" calcext:value-type="float">
            <text:p>44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reseedRandomGenerato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densit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probability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cumulativeProbabilit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SupportLowerB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exactK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CauchyDistribution.inverseCumulativeProbability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.25" calcext:value-type="float">
            <text:p>31.25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&lt;init&gt;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cumulativeProbabilit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ZipfDistribution.cumulativeProbabilit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&lt;init&gt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cumulativeProbability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NormalDistribution.createComponent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&lt;init&gt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getPmf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sample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&lt;init&gt;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density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.3265306122449" calcext:value-type="float">
            <text:p>16.3265306122449</text:p>
          </table:table-cell>
          <table:table-cell office:value-type="float" office:value="24.4897959183673" calcext:value-type="float">
            <text:p>24.4897959183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cumulativeProbability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inverseCumulativeProbability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samp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SaddlePointExpansion.getDeviancePart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SaddlePointExpansion.logBinomialProbability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27.5862068965517" calcext:value-type="float">
            <text:p>27.5862068965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TDistribution.&lt;init&gt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NumericalVarianc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SupportLowerB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SupportUpperB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BetaDistribution.recomputeZ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BetaDistribution.density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$DataRow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PointVectorValuePair.get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SimpleValueChecker.converge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Solver.doIteration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Solver.solvePhase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normaliz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getConstraintTypeCount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isOptimal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subtractRow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LinearObjectiveFunction.equal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univariate.BracketFinder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univariate.BrentOptimizer.bes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univariate.SimpleUnivariateValueChecker.converge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LeastSquaresConverter.&lt;init&gt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MappingAdapter.unboundedToBounde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parseOptimizationData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findUpperBound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$LineSearchFunction.value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3.3333333333333" calcext:value-type="float">
            <text:p>2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parseOptimizationDat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checkParameters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5.8974358974359" calcext:value-type="float">
            <text:p>35.8974358974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log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qrt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quare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3.8095238095238" calcext:value-type="float">
            <text:p>23.8095238095238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time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divid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electColumn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umRows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diag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on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epmat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equenc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ax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in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Sigma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isFeasible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.parseOptimizationData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.checkParameters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77.7777777777778" calcext:value-type="float">
            <text:p>7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MultiDirectionalSimplex.iterat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$LineSearch$1.valu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Gamma.regularizedGammaQ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Gamma.invGamma1pm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.8064516129032" calcext:value-type="float">
            <text:p>25.8064516129032</text:p>
          </table:table-cell>
          <table:table-cell office:value-type="float" office:value="38.7096774193548" calcext:value-type="float">
            <text:p>38.70967741935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Gamma.gamma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.5652173913043" calcext:value-type="float">
            <text:p>19.5652173913043</text:p>
          </table:table-cell>
          <table:table-cell office:value-type="float" office:value="36.9565217391304" calcext:value-type="float">
            <text:p>36.95652173913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Beta.regularizedBeta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1.5151515151515" calcext:value-type="float">
            <text:p>51.5151515151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Beta.sumDeltaMinusDeltaSum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Erf.erfInv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ParameterJacobianWrapper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ParameterJacobianWrapper.computeParameterJacobian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375" calcext:value-type="float">
            <text:p>9.375</text:p>
          </table:table-cell>
          <table:table-cell office:value-type="float" office:value="15.625" calcext:value-type="float">
            <text:p>15.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setInitialMainStateJacobia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setInitialParameterJacobian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getCurrentMainSetJacobia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getCurrentParameterJacobian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checkDimensi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ContinuousOutputModel.locatePoin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xpandableStatefulODE.getTotalDimensio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quationsMapper.insertEquationDat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.2857142857143" calcext:value-type="float">
            <text:p>14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reinitializ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readExternal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estimateError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&lt;init&gt;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ControlFactor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OrderControl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rescal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DormandPrince54Integrator.estimateError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vents.EventState.reinitializeBegin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vents.EventState.getEventTim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vents.EventState.stepAccepted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vents.EventState.reset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vents.EventFilter.init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Frequency.incrementValu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Frequency.getMode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StatUtils.sumDifferenc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StatUtils.varianceDifference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.7931034482759" calcext:value-type="float">
            <text:p>13.7931034482759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StatUtils.normalize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StatUtils.getMode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anking.NaturalRanking.recodeNaN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anking.NaturalRanking.containsNaN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anking.NaturalRanking.resolveTie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anking.NaturalRanking.getNanPosition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getNaNPosition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removeValue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omputeCorrelationMatrix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orrelatio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Covariance.covariance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initializeMatrix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increment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.3548387096774" calcext:value-type="float">
            <text:p>19.3548387096774</text:p>
          </table:table-cell>
          <table:table-cell office:value-type="float" office:value="32.258064516129" calcext:value-type="float">
            <text:p>32.2580645161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getData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assignPointsToClusters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PointFromLargestNumberCluster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NearestCluster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64.7058823529412" calcext:value-type="float">
            <text:p>64.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EuclideanIntegerPoint.centroidOf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getNeighbor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Tes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TestDataSetsComparison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calculateDifference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calculateAbsoluteDifferenc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wilcoxonSignedRank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OneWayAnova.anovaStat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OneWayAnova.anovaStats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TTest.pairedTTe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GTest.entropy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addValue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clea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setWindowSiz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addValu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.69565217391304" calcext:value-type="float">
            <text:p>8.69565217391304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append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clea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$AggregatingSummaryStatistics.equal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tatisticalSummaryValues.equals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51.6129032258065" calcext:value-type="float">
            <text:p>51.61290322580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getResul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evaluat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.1212121212121" calcext:value-type="float">
            <text:p>12.1212121212121</text:p>
          </table:table-cell>
          <table:table-cell office:value-type="float" office:value="24.2424242424242" calcext:value-type="float">
            <text:p>24.2424242424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Mean.evaluat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3448275862069" calcext:value-type="float">
            <text:p>10.3448275862069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Mean.evaluat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5.1515151515152" calcext:value-type="float">
            <text:p>15.1515151515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equals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.948717948718" calcext:value-type="float">
            <text:p>17.948717948718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.SumOfSquares.evaluat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.Sum.evaluat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.Sum.evaluat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7142857142857" calcext:value-type="float">
            <text:p>10.7142857142857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.Product.evaluat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.Product.evaluat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.7142857142857" calcext:value-type="float">
            <text:p>10.7142857142857</text:p>
          </table:table-cell>
          <table:table-cell office:value-type="float" office:value="17.8571428571429" calcext:value-type="float">
            <text:p>17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.SumOfLogs.evaluate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Data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8888888888889" calcext:value-type="float">
            <text:p>13.888888888888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ppend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moveData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Dat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Significanc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gress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.953488372093" calcext:value-type="float">
            <text:p>13.953488372093</text:p>
          </table:table-cell>
          <table:table-cell office:value-type="float" office:value="23.2558139534884" calcext:value-type="float">
            <text:p>23.2558139534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addObservation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smartAdd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clea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s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CovarianceOfParameters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.6896551724138" calcext:value-type="float">
            <text:p>20.6896551724138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GLSMultipleLinearRegression.getOmegaInver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distance.CanberraDistance.comput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getObjectiveFunctionValue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.75" calcext:value-type="float">
            <text:p>18.7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initializeMembershipMatrix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calculateMaxMembershipChange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.2413793103448" calcext:value-type="float">
            <text:p>17.2413793103448</text:p>
          </table:table-cell>
          <table:table-cell office:value-type="float" office:value="37.9310344827586" calcext:value-type="float">
            <text:p>37.9310344827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assignPointsToCluster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PointFromLargestNumberCluster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centroidOf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DoublePoint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DBSCANClusterer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shiftRigh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intValu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.9189189189189" calcext:value-type="float">
            <text:p>18.9189189189189</text:p>
          </table:table-cell>
          <table:table-cell office:value-type="float" office:value="35.1351351351351" calcext:value-type="float">
            <text:p>35.13513513513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complemen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root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ex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expInternal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logInternal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sinInternal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cosInternal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sin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cos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atanInternal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BracketingNthOrderBrentSolverDFP.&lt;init&gt;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Field.&lt;init&gt;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Field.computeExp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Field.computeLn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43.4782608695652" calcext:value-type="float">
            <text:p>43.4782608695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RandomKeyMutation.mut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TournamentSelection.tournament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5384615384615" calcext:value-type="float">
            <text:p>11.5384615384615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UniformCrossove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UniformCrossover.mate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8.9473684210526" calcext:value-type="float">
            <text:p>28.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ElitisticListPopulation.nextGenerati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OnePointCrossover.crossover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isNa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equal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SubLine.intersection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.1379310344828" calcext:value-type="float">
            <text:p>24.1379310344828</text:p>
          </table:table-cell>
          <table:table-cell office:value-type="float" office:value="41.3793103448276" calcext:value-type="float">
            <text:p>41.37931034482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getAxi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57.8947368421053" calcext:value-type="float">
            <text:p>57.89473684210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mat2qu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getOffse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orthogonal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angle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isInfinit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equals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.5882352941176" calcext:value-type="float">
            <text:p>20.5882352941176</text:p>
          </table:table-cell>
          <table:table-cell office:value-type="float" office:value="35.2941176470588" calcext:value-type="float">
            <text:p>3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TranslationTransform.apply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hashCo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computeGeometricalProperties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recurseList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0.952380952381" calcext:value-type="float">
            <text:p>30.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oned.OrientedPoint.revertSelf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Vertex.sharedLineWith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split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.027027027027" calcext:value-type="float">
            <text:p>27.027027027027</text:p>
          </table:table-cell>
          <table:table-cell office:value-type="float" office:value="32.4324324324324" calcext:value-type="float">
            <text:p>32.4324324324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SegmentsBuilder.addContribution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Segment.distanc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equal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Line.sameOrientationA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&lt;init&gt;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.2307692307692" calcext:value-type="float">
            <text:p>19.2307692307692</text:p>
          </table:table-cell>
          <table:table-cell office:value-type="float" office:value="26.9230769230769" calcext:value-type="float">
            <text:p>2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setClockWise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BSPTree.insertCut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.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BSPTree.visit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.6862745098039" calcext:value-type="float">
            <text:p>15.6862745098039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BSPTree.getCe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.buildConvex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.recurseComplement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BoundaryBuilder.characterize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.6046511627907" calcext:value-type="float">
            <text:p>18.6046511627907</text:p>
          </table:table-cell>
          <table:table-cell office:value-type="float" office:value="27.906976744186" calcext:value-type="float">
            <text:p>27.906976744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computeMSB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computeLSB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getBit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.5862068965517" calcext:value-type="float">
            <text:p>27.5862068965517</text:p>
          </table:table-cell>
          <table:table-cell office:value-type="float" office:value="48.2758620689655" calcext:value-type="float">
            <text:p>48.2758620689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Larges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Previous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Next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34.2105263157895" calcext:value-type="float">
            <text:p>34.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insert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LeftGrown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RightGrown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LeftShrunk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.2903225806452" calcext:value-type="float">
            <text:p>11.2903225806452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RightShrunk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.2903225806452" calcext:value-type="float">
            <text:p>11.2903225806452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delete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Well44497b.nex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DataGenerator.nextSecureLong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DataGenerator.nextUniform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.0322580645161" calcext:value-type="float">
            <text:p>29.0322580645161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DataGenerator.nextSample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HaltonSequenceGenerator.&lt;init&gt;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StableRandomGenerator.&lt;init&gt;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65.3846153846154" calcext:value-type="float">
            <text:p>65.3846153846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EmpiricalDistribution.getUpperBounds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EmpiricalDistribution.cumulativeProbability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EmpiricalDistribution.kB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ValueServer.getNextDiges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5.4545454545455" calcext:value-type="float">
            <text:p>45.45454545454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Adaptor.setSee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UncorrelatedRandomVectorGenerator.nextVector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SobolSequenceGenerato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EmpiricalDistribution$ArrayDataAdapter.computeStat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EmpiricalDistribution$ArrayDataAdapter.computeBinStat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CorrelatedRandomVectorGenerator.&lt;init&gt;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CorrelatedRandomVectorGenerator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&lt;init&gt;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divid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equals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.5185185185185" calcext:value-type="float">
            <text:p>18.5185185185185</text:p>
          </table:table-cell>
          <table:table-cell office:value-type="float" office:value="29.6296296296296" calcext:value-type="float">
            <text:p>29.6296296296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Fraction.&lt;init&gt;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.9166666666667" calcext:value-type="float">
            <text:p>22.9166666666667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Fraction.ab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Fraction.equals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.7391304347826" calcext:value-type="float">
            <text:p>21.7391304347826</text:p>
          </table:table-cell>
          <table:table-cell office:value-type="float" office:value="34.7826086956522" calcext:value-type="float">
            <text:p>34.78260869565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Fraction.multiply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8.8888888888889" calcext:value-type="float">
            <text:p>3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Fraction.getReducedFraction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.2682926829268" calcext:value-type="float">
            <text:p>29.2682926829268</text:p>
          </table:table-cell>
          <table:table-cell office:value-type="float" office:value="58.5365853658537" calcext:value-type="float">
            <text:p>58.5365853658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FractionFormat.pars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Format.pars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exception.NonMonotonicSequenceException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3.75" calcext:value-type="float">
            <text:p>43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deSerializeMessag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deSerializeContex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FastCosineTransformer.transform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set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.1578947368421" calcext:value-type="float">
            <text:p>13.1578947368421</text:p>
          </table:table-cell>
          <table:table-cell office:value-type="float" office:value="23.6842105263158" calcext:value-type="float">
            <text:p>23.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normalizeTransformedData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TransformUtils.scaleArra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TransformUtils.createComplexArray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primes.Primes.primeFactor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11.valu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&lt;init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&lt;init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IterativeLegendreGaussIntegrator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&lt;init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&lt;init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SimpsonIntegrator.&lt;init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RombergIntegrator.&lt;init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RombergIntegrator.&lt;init&gt;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gauss.GaussIntegratorFactory.transform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gauss.GaussIntegrator.&lt;init&gt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solv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sol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isSequenc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verifyInterv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verifyBracketing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Logit$Parametric.validateParamet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Logit.valu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5.7142857142857" calcext:value-type="float">
            <text:p>3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StepFunction.valu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Gaussian$Parametric.validateParameter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Sigmoid$Parametric.validateParamet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Logistic$Parametric.validateParameter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Gaussian.&lt;init&gt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Logistic.&lt;init&gt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multiply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divid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ab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copySig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copySig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scalb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compo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toRadian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inearCombinatio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sinh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&lt;init&gt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getCoefficient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evaluat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isValidPoint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createJacobiPolynomi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buildPolynomial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$Parametric.gradien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getCoefficient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negat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toStr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or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X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valu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ingFunction$MicrosphereSurfaceElement.stor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or.nextInde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or.previousInde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or.nextInde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or.previousIndex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partialDerivativ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searchIndex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&lt;init&gt;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smooth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updateBandwidthInterva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tricub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checkAllFiniteRe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terationManager.fireInitializationEv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terationManager.fireIterationStartedEv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terationManager.fireTerminationEv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93.3333333333333" calcext:value-type="float">
            <text:p>9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heckFinit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heckNot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computeCapacit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containsKey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.25" calcext:value-type="float">
            <text:p>31.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shouldGrowTab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air.hashCod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ultidimensionalCounter.toStrin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ncrementor.canIncremen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ncrementor.incrementCoun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ncrementor.incrementCoun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Decimal64.root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addAndCheck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lcm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mulAndChec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isPowerOfTw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hasNe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key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valu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advanc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17.6470588235294" calcext:value-type="float">
            <text:p>17.6470588235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doubleHighPar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signum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toDegre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ul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ul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ceil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rint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6.3157894736842" calcext:value-type="float">
            <text:p>26.3157894736842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copySig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copySig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scaleInPlac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ebeDivid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7.7777777777778" calcext:value-type="float">
            <text:p>2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distance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distanc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distanceIn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distanceIn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hasNe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valu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advanc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17.6470588235294" calcext:value-type="float">
            <text:p>17.6470588235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compareTo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2.5" calcext:value-type="float">
            <text:p>62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computeCapacit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containsKey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1.25" calcext:value-type="float">
            <text:p>31.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shouldGrowTab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&lt;init&gt;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addElemen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substituteMostRecentElemen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checkContractExpand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getExpansionMod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setNumElement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DefaultTransformer.transform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DefaultTransformer.equa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spli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respli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slowLo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forma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checkLe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.factori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.factorialDoub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forma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par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conjugat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hashCod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negat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subtract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subtrac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co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s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ta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co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cos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ex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lo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si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sqrt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4.6153846153846" calcext:value-type="float">
            <text:p>3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tanh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valueO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hashCod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isPureQuatern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getInver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RootsOfUnity.isCounterClockWi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RootsOfUnity.getRe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eastSquaresConverter.&lt;init&gt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eastSquaresConverter.&lt;init&gt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SimpleVectorValueCheck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Weight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aluePai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aluePair.get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ectorValuePai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ectorValuePair.get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$1.compar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.getOptim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SimpleValueCheck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SimplePointCheck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$1.compar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.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isBetween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TheoreticalValuesFunction.val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.fit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18.5185185185185" calcext:value-type="float">
            <text:p>18.5185185185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MappingAdapter.boundedToUnbounde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DoubleIndex.equal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PopulationSize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pus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equenc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invers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evers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doOptimiz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5.7142857142857" calcext:value-type="float">
            <text:p>3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SimplexOptimizer$2.compar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.newPointAndDirectio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.setInitialStep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solvePhase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doOptimi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normalizeConstraint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normaliz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ConstraintTypeCount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InvertedCoefficientSu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isOptimal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divideRow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LinearConstraint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Relationship.oppositeRelationshi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$1.compar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.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BracketFinder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.getOptim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SimpleUnivariateValueCheck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SimpleUnivariateValueChecker.converged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MatrixFormat.par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CholeskyDecomposition.get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CholeskyDecomposition.getL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FieldMatrix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ealMatrix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FieldMatrix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ealIdentityMatrix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ealDiagonalMatrix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ealVec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ColumnInde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SubMatrixIndex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AdditionCompatib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MultiplicationCompatib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serializeRealVecto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deserializeRealVector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mapAddToSel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mapSubtractToSel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mapDivideToSel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Nor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LInfNor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SubVecto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checkVectorDimension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isInfinit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isNonSingula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getInver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copy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copyBlockPar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getRowVecto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getRow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setRow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blockHeigh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blockWidt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&lt;init&gt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getV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getRowDimens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getColumnDimensio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copyOu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copy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copyBlockPar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getRowVector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office:value-type="float" office:value="21.0526315789474" calcext:value-type="float">
            <text:p>21.0526315789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blockHeigh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TriDiagonalTransform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TriDiagonalTransformer.getQ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efaultIterativeLinearSolverEvent.providesResidu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RQRDecomposition.decompo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iDiagonalTransformer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iDiagonalTransformer.isUpperBiDiago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&lt;init&gt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ad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setEntr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addToEntr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multiplyEntr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checkSymmetr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daxpbypz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betaEqualsZer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append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ebeDivid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ebeMultipl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mapAddToSelf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mapInvToSelf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mapMultiplyToSelf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outerProduc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se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toArr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checkIndex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checkVectorDimension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add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26.3157894736842" calcext:value-type="float">
            <text:p>26.3157894736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hashCod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Format.par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$1.visi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&lt;init&gt;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isDefaultValu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ad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appen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ebeDivid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SubVector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Distanc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L1Distance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0.4347826086957" calcext:value-type="float">
            <text:p>30.4347826086957</text:p>
          </table:table-cell>
          <table:table-cell office:value-type="float" office:value="47.8260869565217" calcext:value-type="float">
            <text:p>47.8260869565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L1Distanc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LInfDistanc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isInfinit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mapAddToSelf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setSubVecto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subtra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toArr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Matrix.addToEntr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Matrix.multiplyEntr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Matrix.setEntr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.getP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4.6153846153846" calcext:value-type="float">
            <text:p>3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&lt;init&gt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createMatrix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multiply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getDa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getEnt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setEntr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addToEntr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multiplyEntr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preMultipl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ensureZe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QRDecomposition.decompo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QRDecomposition.getQ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HessenbergTransform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U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V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Solv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.2857142857143" calcext:value-type="float">
            <text:p>1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add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subtract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AddToSel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Subtract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SubtractToSel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Multiply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MultiplyToSel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DivideToSelf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Inv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7647058823529" calcext:value-type="float">
            <text:p>11.7647058823529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ebeDivid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getSubVecto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checkVectorDimension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checkInde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hasNe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nex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getRowDimens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copyOu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1.nex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getP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get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LUDecomposition$Solver.isNonSingula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cumulativeProbabilit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getNumericalMe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getNumericalVarianc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calculateNumericalVarianc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density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.1111111111111" calcext:value-type="float">
            <text:p>11.1111111111111</text:p>
          </table:table-cell>
          <table:table-cell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getComponent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evyDistribution.densit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evyDistribution.cumulativeProbabilit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evyDistribution.inverseCumulativeProbabilit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eometricDistribution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eometricDistribution.probabilit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eometricDistribution.cumulativeProbabilit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scalDistribution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scalDistribution.probabilit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scalDistribution.cumulativeProbabilit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&lt;init&gt;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cumulativeProbability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.5294117647059" calcext:value-type="float">
            <text:p>23.5294117647059</text:p>
          </table:table-cell>
          <table:table-cell office:value-type="float" office:value="35.2941176470588" calcext:value-type="float">
            <text:p>35.2941176470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&lt;init&gt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densit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cumulativeProbabilit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inverseCumulativeProbability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NumericalMea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NumericalVarianc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SupportUpperBound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CauchyDistribution.&lt;init&gt;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probabilit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35.7142857142857" calcext:value-type="float">
            <text:p>3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cumulative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getSupportLowerBoun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getSupportUpperBoun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&lt;init&gt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cumulativeProbability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sampl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19.047619047619" calcext:value-type="float">
            <text:p>19.0476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upperCumulativeProbabilit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innerCumulativeProbability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getNumericalVarianc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probabilit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getNumericalMea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getNumericalVarianc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generalizedHarmoni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densit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inverseCumulativeProbabilit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densit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cumulativeProbabilit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inverseCumulativeProbability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.25" calcext:value-type="float">
            <text:p>31.25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getNumericalMea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getNumericalVarianc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ammaDistribution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ammaDistribution.density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8148148148148" calcext:value-type="float">
            <text:p>14.8148148148148</text:p>
          </table:table-cell>
          <table:table-cell office:value-type="float" office:value="25.9259259259259" calcext:value-type="float">
            <text:p>25.9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ammaDistribution.cumulativeProbabilit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&lt;init&gt;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cumulativeProbabilit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inverseCumulativeProbabilit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probabilit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densit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cumulativeProbabilit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getNumericalMea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getNumericalVarianc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probabilit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cumulativeProbabilit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sampl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.75</text:p>
          </table:table-cell>
          <table:table-cell office:value-type="float" office:value="31.25" calcext:value-type="float">
            <text:p>3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sample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0.7407407407407" calcext:value-type="float">
            <text:p>40.7407407407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densit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getStandardDeviation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getExponentTerm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SaddlePointExpansion.getStirlingErro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Distribution.cumulativeProbabilit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Distribution.getNumericalMean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Distribution.getNumericalVarianc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cumulativeProbabilit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NumericalMea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etaDistribution.cumulativeProbabilit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$DataRow.equal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SimpleVectorValueCheck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aluePai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aluePair.get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ectorValuePai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ectorValuePair.getVal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SimpleValueCheck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MaxIt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MaxEval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SimplePointCheck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Solver.doOptimiz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LinearConstraintSet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normalizeConstraint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getNumObjectiveFunctio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getInvertedCoefficientSum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divideRow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LinearConstraint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Relationship.oppositeRelationship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BrentOptimizer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SearchInterval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$1.compar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.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SimpleUnivariateValueCheck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.&lt;init&gt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.getOptim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LeastSquaresConverter.&lt;init&gt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MultiStartMultivariateOptimizer$1.compar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1.25" calcext:value-type="float">
            <text:p>31.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MappingAdapter.boundedToUnbounde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DoubleIndex.equal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PopulationSize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EvolutionPath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CovarianceDiagonalOnly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29.1666666666667" calcext:value-type="float">
            <text:p>2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pus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ortedIndices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copyColum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ey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invers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everse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and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andn1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valu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penalty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doOptimiz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5.7142857142857" calcext:value-type="float">
            <text:p>3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$2.compar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newPointAndDirection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Weight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MultiStartMultivariateVectorOptimizer$1.compar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GaussNewton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digamm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trigamm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5.5555555555556" calcext:value-type="float">
            <text:p>55.5555555555556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lanczos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logGamma1p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Beta.logGammaSum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6.8421052631579" calcext:value-type="float">
            <text:p>36.8421052631579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Beta.logGammaMinusLogGammaSum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Beta$1.getB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.2857142857143" calcext:value-type="float">
            <text:p>1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Erf.erf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Erf.erfc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Erf.erf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.registerVariationalEquation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.setParameterStep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.0526315789474" calcext:value-type="float">
            <text:p>21.0526315789474</text:p>
          </table:table-cell>
          <table:table-cell office:value-type="float" office:value="42.1052631578947" calcext:value-type="float">
            <text:p>42.1052631578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ContinuousOutputModel.handleSte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35.7142857142857" calcext:value-type="float">
            <text:p>3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computeDerivativ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69230769230769" calcext:value-type="float">
            <text:p>7.69230769230769</text:p>
          </table:table-cell>
          <table:table-cell office:value-type="float" office:value="15.3846153846154" calcext:value-type="float">
            <text:p>1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addSecondaryEquation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getSecondaryMapper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setPrimaryStat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setSecondaryStat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setCompleteStat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getCompleteStat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$MainStateJacobianWrapper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ParameterizedWrapper.getParame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quationsMapper.extractEquationDat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.2857142857143" calcext:value-type="float">
            <text:p>1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&lt;init&gt;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StepNormalizer.isNextInStep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StepNormalizer.doNormalizedStep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.75" calcext:value-type="float">
            <text:p>18.75</text:p>
          </table:table-cell>
          <table:table-cell office:value-type="float" office:value="31.25" calcext:value-type="float">
            <text:p>3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DormandPrince54StepInterpolator.&lt;init&gt;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writeExterna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msMoultonIntegrator$Corrector.visi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getInstanc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StabilityCheck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InterpolationControl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EventState.getCompleteStat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EventState.stop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toStr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getSumFreq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getCoun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getP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getCumP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merg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merg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hashCod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equals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6.0869565217391" calcext:value-type="float">
            <text:p>26.0869565217391</text:p>
          </table:table-cell>
          <table:table-cell office:value-type="float" office:value="43.4782608695652" calcext:value-type="float">
            <text:p>43.4782608695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StatUtils.mo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StatUtils.mod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anking.NaturalRanking.fi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anking.NaturalRanking.restoreNaN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correlation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.1290322580645" calcext:value-type="float">
            <text:p>16.1290322580645</text:p>
          </table:table-cell>
          <table:table-cell office:value-type="float" office:value="29.0322580645161" calcext:value-type="float">
            <text:p>29.0322580645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StorelessBivariateCovariance.getResul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.6470588235294" calcext:value-type="float">
            <text:p>17.6470588235294</text:p>
          </table:table-cell>
          <table:table-cell office:value-type="float" office:value="23.5294117647059" calcext:value-type="float">
            <text:p>2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heckSufficientDat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Covariance.checkSufficientDat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indexO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EuclideanIntegerPoint.equa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EuclideanDoublePoint.equa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mer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MannWhitneyUTest.ensureDataConformance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MannWhitneyUTest.mannWhitneyU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.3333333333333" calcext:value-type="float">
            <text:p>13.3333333333333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Tes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ChiSquareTest.checkArra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ensureDataConformanc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wilcoxonSignedRankTest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OneWayAnova.anovaTest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homoscedasticTTe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checkSignificanceLeve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checkSampleDa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checkSampleDa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GTest.gTest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GTest.rootLogLikelihoodRati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GTest.gTestDataSetsComparison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getStandardDeviati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checkEmpt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&lt;init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addValu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getStandardDeviati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getPercentil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getResult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getStandardDeviation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38.0952380952381" calcext:value-type="float">
            <text:p>38.0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checkEmpt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checkDimensi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FirstMoment.incremen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ThirdMoment.incremen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incremen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get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equal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incremen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getResult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9.1666666666667" calcext:value-type="float">
            <text:p>2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clea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Mean.incremen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Mean.clea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hashCod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GeometricMean.getResul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GeometricMean.checkEmpt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incremen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getResult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clea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FourthMoment.incremen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incremen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getResul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clea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SecondMoment.incremen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Max.increment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Min.increment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tDa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medianOf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8.4615384615385" calcext:value-type="float">
            <text:p>38.461538461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tQuanti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cop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Observati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moveData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predic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Intercep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Slop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TotalSumSquar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XSumSquar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MeanSquareErro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InterceptStdEr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SlopeConfidenceInterva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Intercep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OLSMultipleLinearRegression.calculateTotalSumOfSquar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OLSMultipleLinearRegression.calculateAdjustedRSquare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ParameterEstimat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8.8888888888889" calcext:value-type="float">
            <text:p>3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ParameterEstimat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StdErrorOfEstimate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NumberOfParameter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VcvElement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7659574468085" calcext:value-type="float">
            <text:p>12.7659574468085</text:p>
          </table:table-cell>
          <table:table-cell office:value-type="float" office:value="21.2765957446808" calcext:value-type="float">
            <text:p>21.2765957446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distance.EarthMoversDistance.comput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&lt;init&gt;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getMembershipMatri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saveMembershipMatri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DoublePoint.equal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DBSCANClusterer.getNeighbor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DBSCANClusterer.mer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newInstanc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hiftLeft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lessTha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greaterThan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40.9090909090909" calcext:value-type="float">
            <text:p>4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negativeOrNul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trictlyNegativ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positiveOrNull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trictlyPositiv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isInfini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isN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isZero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equals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1.5789473684211" calcext:value-type="float">
            <text:p>31.5789473684211</text:p>
          </table:table-cell>
          <table:table-cell office:value-type="float" office:value="52.6315789473684" calcext:value-type="float">
            <text:p>52.631578947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unequa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remaind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intLog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power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5.2941176470588" calcext:value-type="float">
            <text:p>35.2941176470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multipl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toString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45.8333333333333" calcext:value-type="float">
            <text:p>45.8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ign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copySign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copySign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atan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linearCombinati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linearCombinati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3.8095238095238" calcext:value-type="float">
            <text:p>23.8095238095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splitMul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aco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Dec.newInstanc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Field.computeStringConstant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.8571428571429" calcext:value-type="float">
            <text:p>42.8571428571429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Field.computePi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.047619047619" calcext:value-type="float">
            <text:p>19.047619047619</text:p>
          </table:table-cell>
          <table:table-cell office:value-type="float" office:value="38.0952380952381" calcext:value-type="float">
            <text:p>38.0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GenerationCount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GenerationCount.isSatisfie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OrderedCrossover.crossov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UniformCrossover.crossov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ElitisticListPopulation.setElitismRat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OnePointCrossover.crossov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CycleCrossover.crossov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NPointCrossover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NPointCrossover.crossov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ElapsedTime.&lt;init&gt;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ElapsedTime.isSatisfied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GeneticAlgorithm.&lt;init&gt;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GeneticAlgorithm.evolv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BinaryMutation.mutat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normaliz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orthogonal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angle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isInfinit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5.7142857142857" calcext:value-type="float">
            <text:p>35.7142857142857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hashCod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.computeGeometricalProperti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.boundaryFacet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RotationTransform.apply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ubLine.getSegment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.pointIsBetwee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ubPlane.side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mat2qua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getAngl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Format.par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Format.par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FacetsContributionVisitor.visitInternalNod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FacetsContributionVisitor.addContributio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getAxi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getAngl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rese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isSimilarT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contai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distanc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5.3846153846154" calcext:value-type="float">
            <text:p>1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closestPoint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4.2857142857143" calcext:value-type="float">
            <text:p>1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intersecti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CardanEulerSingularityException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setNorma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sSimilarTo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ntersecti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ntersec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ntersection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1.1111111111111" calcext:value-type="float">
            <text:p>1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contai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sameOrientationA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getNormIn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normaliz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angle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isNaN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hashCod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distanceIn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distanceIn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phericalCoordinates.computeJacobia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phericalCoordinates.computeHessian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$BoundaryProjector.visitInternalNod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SubOrientedPoint.sid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SubOrientedPoint.spli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normaliz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isInfinit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equal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7.7777777777778" calcext:value-type="float">
            <text:p>27.7777777777778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buildTree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getInf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.75" calcext:value-type="float">
            <text:p>43.75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getSup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.75" calcext:value-type="float">
            <text:p>43.75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.checkPoint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OrientedPoint.getOffse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OrientedPoint.sameOrientationA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Format.par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Format.par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$LineTransform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Format.par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Format.par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getSegment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intersection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.9259259259259" calcext:value-type="float">
            <text:p>25.9259259259259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side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.4117647058824" calcext:value-type="float">
            <text:p>29.4117647058824</text:p>
          </table:table-cell>
          <table:table-cell office:value-type="float" office:value="47.0588235294118" calcext:value-type="float">
            <text:p>47.0588235294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SegmentsBuilder.visitInternalNod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&lt;init&gt;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normaliz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isNa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isInfini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hashCod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rese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revertSelf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getRever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intersect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getOffse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.5" calcext:value-type="float">
            <text:p>12.5</text:p>
          </table:table-cell>
          <table:table-cell office:value-type="float" office:value="18.75" calcext:value-type="float">
            <text:p>1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contain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isParallelTo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ComparableSegment.&lt;init&gt;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ComparableSegment.equal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correctOrient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copySelf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chopOffMinu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chopOffPlu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2.visitLeafNod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IntersectionMerger.mer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oundarySizeVisitor.visitInternalNod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1.compar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XorMerger.merg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DifferenceMerger.merg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6666666666667" calcext:value-type="float">
            <text:p>26.666666666666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UnionMerger.merg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equal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hashCod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mantiss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siz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Smalles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.2857142857143" calcext:value-type="float">
            <text:p>14.2857142857143</text:p>
          </table:table-cell>
          <table:table-cell office:value-type="float" office:value="21.4285714285714" calcext:value-type="float">
            <text:p>2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otateCW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otateCCW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insert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.2727272727273" calcext:value-type="float">
            <text:p>27.2727272727273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isEmpt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siz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Smalle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Large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.3333333333333" calcext:value-type="float">
            <text:p>33.33333333333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lter.KalmanFilter.predict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lter.KalmanFilter.correct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Well44497a.nex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$StreamDataAdapter.computeBinStat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$StreamDataAdapter.computeStat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nextGaussia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nextPermutation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.4285714285714" calcext:value-type="float">
            <text:p>21.428571428571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getRandomGenerato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getSecRa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getNatur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HaltonSequenceGenerator.scrambl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.2222222222222" calcext:value-type="float">
            <text:p>22.2222222222222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GeneratorFactory.convertToLong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GeneratorFactory$1.nextIn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loa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.2222222222222" calcext:value-type="float">
            <text:p>2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densit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pB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pBminu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ISAACRandom.setSeed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.3913043478261" calcext:value-type="float">
            <text:p>17.3913043478261</text:p>
          </table:table-cell>
          <table:table-cell office:value-type="float" office:value="30.4347826086957" calcext:value-type="float">
            <text:p>30.4347826086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ISAACRandom.nex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ISAACRandom.isaa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getNext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9.1666666666667" calcext:value-type="float">
            <text:p>2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fil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fil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resetReplayFil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closeReplayFi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getNextReplay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2.7272727272727" calcext:value-type="float">
            <text:p>22.7272727272727</text:p>
          </table:table-cell>
          <table:table-cell office:value-type="float" office:value="31.8181818181818" calcext:value-type="float">
            <text:p>3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MersenneTwister.setSe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Adaptor.setSee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Adaptor.setSee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UncorrelatedRandomVectorGenerator.&lt;init&gt;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SobolSequenceGenerator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getReducedFracti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ab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.5714285714286" calcext:value-type="float">
            <text:p>28.5714285714286</text:p>
          </table:table-cell>
          <table:table-cell office:value-type="float" office:value="42.8571428571429" calcext:value-type="float">
            <text:p>4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add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19.3548387096774" calcext:value-type="float">
            <text:p>19.3548387096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divid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doubleValu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floatValu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multipl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multiply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1.8181818181818" calcext:value-type="float">
            <text:p>3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po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pow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pow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6.6666666666667" calcext:value-type="float">
            <text:p>1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subtra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subtract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.9032258064516" calcext:value-type="float">
            <text:p>12.9032258064516</text:p>
          </table:table-cell>
          <table:table-cell office:value-type="float" office:value="19.3548387096774" calcext:value-type="float">
            <text:p>19.3548387096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toStrin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compareTo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negat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.1818181818182" calcext:value-type="float">
            <text:p>1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divid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0769230769231" calcext:value-type="float">
            <text:p>23.0769230769231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toStrin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FractionFormat.forma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23.0769230769231" calcext:value-type="float">
            <text:p>2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FractionFormat.setWholeForm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BigFractionFormat.forma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.7894736842105" calcext:value-type="float">
            <text:p>15.7894736842105</text:p>
          </table:table-cell>
          <table:table-cell office:value-type="float" office:value="31.5789473684211" calcext:value-type="float">
            <text:p>31.5789473684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BigFractionFormat.setWholeForma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Format.forma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.6666666666667" calcext:value-type="float">
            <text:p>2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Format.par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Format.format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27.2727272727273" calcext:value-type="float">
            <text:p>2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Format.pars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Format.parseNextBigInteger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.1666666666667" calcext:value-type="float">
            <text:p>29.1666666666667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NumberIsTooLargeException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NumberIsTooSmallException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util.LocalizedFormats.getLocalizedStrin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buildMessage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serializeContext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.3846153846154" calcext:value-type="float">
            <text:p>15.3846153846154</text:p>
          </table:table-cell>
          <table:table-cell office:value-type="float" office:value="30.7692307692308" calcext:value-type="float">
            <text:p>3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&lt;init&gt;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1.8181818181818" calcext:value-type="float">
            <text:p>3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ge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.7058823529412" calcext:value-type="float">
            <text:p>14.7058823529412</text:p>
          </table:table-cell>
          <table:table-cell office:value-type="float" office:value="26.4705882352941" calcext:value-type="float">
            <text:p>2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HadamardTransformer.transfor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mdfft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SineTransformer.transform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TransformUtils.scaleArra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.1818181818182" calcext:value-type="float">
            <text:p>18.1818181818182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TransformUtils.createRealImaginaryArray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TransformUtils.exactLog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red-math1'.A1:'red-math1'.H1048576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08-18T11:09:04.044198227</dc:date>
    <meta:editing-duration>PT8M9S</meta:editing-duration>
    <meta:editing-cycles>1</meta:editing-cycles>
    <meta:document-statistic meta:table-count="1" meta:cell-count="17120" meta:object-count="0"/>
    <meta:generator>LibreOffice/7.0.0.3$MacOSX_X86_64 LibreOffice_project/8061b3e9204bef6b321a21033174034a5e2ea88e</meta:generator>
  </office:meta>
</office:document-meta>
</file>